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solid" draw:fill-color="#afabab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fo:wrap-option="wrap" fo:padding-top="0.05in" fo:padding-bottom="0.05in" fo:padding-left="0.1in" fo:padding-right="0.1in" draw:textarea-vertical-align="top" draw:textarea-horizontal-align="left" draw:fill="solid" draw:fill-color="#333f50" draw:opacity="100%" draw:stroke="solid" svg:stroke-width="0.01389in" svg:stroke-color="#2626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>
      <style:graphic-properties fo:wrap-option="wrap" fo:padding-top="0.05in" fo:padding-bottom="0.05in" fo:padding-left="0.1in" fo:padding-right="0.1in" draw:textarea-vertical-align="top" draw:textarea-horizontal-align="left" draw:fill="solid" draw:fill-color="#1f4e79" draw:opacity="100%" draw:stroke="solid" svg:stroke-width="0.01389in" svg:stroke-color="#2626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top" draw:textarea-horizontal-align="left" draw:fill="solid" draw:fill-color="#333f50" draw:opacity="100%" draw:stroke="solid" svg:stroke-width="0.01389in" svg:stroke-color="#2626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>
      <style:graphic-properties draw:fill="none" draw:stroke="solid" svg:stroke-width="0.00694in" svg:stroke-color="#5b9bd5" draw:marker-end="a532" svg:stroke-opacity="100%" draw:stroke-linejoin="miter" svg:stroke-linecap="butt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.05in" fo:padding-bottom="0.05in" fo:padding-left="0.1in" fo:padding-right="0.1in" draw:textarea-vertical-align="top" draw:textarea-horizontal-align="left" draw:fill="solid" draw:fill-color="#333f50" draw:opacity="100%" draw:stroke="solid" svg:stroke-width="0.01389in" svg:stroke-color="#2626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8">
      <style:graphic-properties draw:fill="none" draw:stroke="solid" svg:stroke-width="0.00694in" svg:stroke-color="#5b9bd5" draw:marker-end="a547" svg:stroke-opacity="100%" draw:stroke-linejoin="miter" svg:stroke-linecap="butt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top" draw:textarea-horizontal-align="left" draw:fill="solid" draw:fill-color="#333f50" draw:opacity="100%" draw:stroke="solid" svg:stroke-width="0.01389in" svg:stroke-color="#2626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top" draw:textarea-horizontal-align="left" draw:fill="solid" draw:fill-color="#333f50" draw:opacity="100%" draw:stroke="solid" svg:stroke-width="0.01389in" svg:stroke-color="#2626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>
      <style:graphic-properties draw:fill="none" draw:stroke="solid" svg:stroke-width="0.00694in" svg:stroke-color="#5b9bd5" draw:marker-end="a549" svg:stroke-opacity="100%" draw:stroke-linejoin="miter" svg:stroke-linecap="butt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draw:fill="none" draw:stroke="solid" svg:stroke-width="0.00694in" svg:stroke-color="#5b9bd5" draw:marker-end="a558" svg:stroke-opacity="100%" draw:stroke-linejoin="miter" svg:stroke-linecap="butt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fo:wrap-option="wrap" fo:padding-top="0.05in" fo:padding-bottom="0.05in" fo:padding-left="0.1in" fo:padding-right="0.1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12">
      <style:graphic-properties draw:fill="none" draw:stroke="solid" svg:stroke-width="0.00694in" svg:stroke-color="#5b9bd5" draw:marker-end="a611" svg:stroke-opacity="100%" draw:stroke-linejoin="miter" svg:stroke-linecap="butt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.05in" fo:padding-bottom="0.05in" fo:padding-left="0.1in" fo:padding-right="0.1in" draw:textarea-vertical-align="top" draw:textarea-horizontal-align="left" draw:fill="solid" draw:fill-color="#1f4e79" draw:opacity="100%" draw:stroke="solid" svg:stroke-width="0.01389in" svg:stroke-color="#2626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>
      <style:graphic-properties fo:wrap-option="wrap" fo:padding-top="0.05in" fo:padding-bottom="0.05in" fo:padding-left="0.1in" fo:padding-right="0.1in" draw:textarea-vertical-align="top" draw:textarea-horizontal-align="left" draw:fill="solid" draw:fill-color="#333f50" draw:opacity="100%" draw:stroke="solid" svg:stroke-width="0.01389in" svg:stroke-color="#2626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2">
      <style:graphic-properties draw:fill="none" draw:stroke="solid" svg:stroke-width="0.00694in" svg:stroke-color="#5b9bd5" draw:marker-end="a621" svg:stroke-opacity="100%" draw:stroke-linejoin="miter" svg:stroke-linecap="butt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draw:fill="none" draw:stroke="solid" svg:stroke-width="0.00694in" svg:stroke-color="#5b9bd5" draw:marker-end="a623" svg:stroke-opacity="100%" draw:stroke-linejoin="miter" svg:stroke-linecap="butt"/>
    </style:style>
    <style:style style:family="graphic" style:name="a57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fo:wrap-option="wrap" fo:padding-top="0.05in" fo:padding-bottom="0.05in" fo:padding-left="0.1in" fo:padding-right="0.1in" draw:textarea-vertical-align="top" draw:textarea-horizontal-align="center" draw:fill="solid" draw:fill-color="#bfbfb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9">
      <style:graphic-properties draw:fill="none" draw:stroke="solid" svg:stroke-width="0.00694in" svg:stroke-color="#5b9bd5" draw:marker-end="a578" svg:stroke-opacity="100%" draw:stroke-linejoin="miter" svg:stroke-linecap="butt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92">
      <style:graphic-properties fo:wrap-option="wrap" fo:padding-top="0.05in" fo:padding-bottom="0.05in" fo:padding-left="0.1in" fo:padding-right="0.1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draw:fill="none" draw:stroke="solid" svg:stroke-width="0.00694in" svg:stroke-color="#5b9bd5" draw:marker-end="a586" svg:stroke-opacity="100%" draw:stroke-linejoin="miter" svg:stroke-linecap="butt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fo:wrap-option="wrap" fo:padding-top="0.05in" fo:padding-bottom="0.05in" fo:padding-left="0.1in" fo:padding-right="0.1in" draw:textarea-vertical-align="top" draw:textarea-horizontal-align="left" draw:fill="solid" draw:fill-color="#333f50" draw:opacity="100%" draw:stroke="solid" svg:stroke-width="0.01389in" svg:stroke-color="#2626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8">
      <style:graphic-properties fo:wrap-option="wrap" fo:padding-top="0.05in" fo:padding-bottom="0.05in" fo:padding-left="0.1in" fo:padding-right="0.1in" draw:textarea-vertical-align="top" draw:textarea-horizontal-align="left" draw:fill="solid" draw:fill-color="#1f4e79" draw:opacity="100%" draw:stroke="solid" svg:stroke-width="0.01389in" svg:stroke-color="#2626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center" draw:fill="solid" draw:fill-color="#afabab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</office:automatic-styles>
  <office:body>
    <office:presentation>
      <draw:page draw:name="Slide2" draw:style-name="a380" draw:master-page-name="Master1-Layout1-title-Title-Slide" presentation:presentation-page-layout-name="Master1-PPL1" draw:id="Slide-257">
        <draw:custom-shape svg:x="0.15789in" svg:y="0.88095in" svg:width="12.65789in" svg:height="6.53077in" draw:id="id63" draw:style-name="a385" draw:name="Rounded Rectangle 14">
          <svg:title/>
          <svg:desc/>
          <text:p text:style-name="a384" text:class-names="" text:cond-style-name=""><text:span text:style-name="a381" text:class-names="">Camille’s</text:span><text:span text:style-name="a382" text:class-names=""><text:s text:c="1"/>Computer</text:span><text:span text:style-name="a38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81944in" svg:y="0.05256in" svg:width="0.73684in" svg:height="0.69737in" draw:id="id64" draw:style-name="a388" draw:name="Smiley Face 1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type="non-primitive" svg:viewBox="0 0 21600 21600" draw:enhanced-path="U 10800 10800 10800 10800 0 23592960 Z N U 7305 7515 1165 1165 0 23592960 Z N U 14295 7515 1165 1165 0 23592960 Z N M 4870 ?f1 C 8680 ?f2 12920 ?f2 16730 ?f1 F N" draw:text-areas="3200 3200 18400 18400" draw:glue-points="3160 3160 3160 18440 18440 18440 18440 3160" draw:glue-point-leaving-directions="0, 180, 180, 0" draw:modifiers="17520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svg:x="0.52632in" svg:y="1.64254in" svg:width="5.36842in" svg:height="5.28947in" draw:id="id65" draw:style-name="a392" draw:name="Rectangle 2">
          <svg:title/>
          <svg:desc/>
          <text:p text:style-name="a391" text:class-names="" text:cond-style-name=""><text:span text:style-name="a389" text:class-names="">Web Browser</text:span><text:span text:style-name="a3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2785in" svg:y="2.15278in" svg:width="4.55373in" svg:height="4.37135in" draw:id="id66" draw:style-name="a398" draw:name="Rectangle 4">
          <svg:title/>
          <svg:desc/>
          <text:p text:style-name="a397" text:class-names="" text:cond-style-name=""><text:span text:style-name="a393" text:class-names="">Holochess</text:span><text:span text:style-name="a394" text:class-names=""><text:s text:c="1"/></text:span><text:span text:style-name="a395" text:class-names="">WebApp</text:span><text:span text:style-name="a3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8076in" svg:y="3.91388in" svg:width="4.00532in" svg:height="0.62719in" draw:id="id67" draw:style-name="a403" draw:name="Rectangle 5">
          <svg:title/>
          <svg:desc/>
          <text:p text:style-name="a400" text:class-names="" text:cond-style-name=""><text:span text:style-name="a399" text:class-names="">Holochess.js</text:span></text:p>
          <text:p text:style-name="a402" text:class-names="" text:cond-style-name=""><text:span text:style-name="a4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1114in" svg:y="5.12143in" svg:width="3.97494in" svg:height="0.62857in" draw:id="id68" draw:style-name="a408" draw:name="Rectangle 6">
          <svg:title/>
          <svg:desc/>
          <text:p text:style-name="a405" text:class-names="" text:cond-style-name=""><text:span text:style-name="a404" text:class-names="">holo-bridge.js</text:span></text:p>
          <text:p text:style-name="a407" text:class-names="" text:cond-style-name=""><text:span text:style-name="a4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2719in" svg:y="1.64254in" svg:width="5.36842in" svg:height="5.28947in" draw:id="id69" draw:style-name="a415" draw:name="Rectangle 10">
          <svg:title/>
          <svg:desc/>
          <text:p text:style-name="a414" text:class-names="" text:cond-style-name=""><text:span text:style-name="a409" text:class-names="">Holochain</text:span><text:span text:style-name="a410" text:class-names=""><text:s text:c="1"/></text:span><text:span text:style-name="a411" text:class-names="">Bootstrap</text:span><text:span text:style-name="a412" text:class-names=""><text:s text:c="1"/>server</text:span><text:span text:style-name="a4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8914in" svg:y="2.2829in" svg:width="4.51097in" svg:height="4.24123in" draw:id="id70" draw:style-name="a420" draw:name="Rectangle 11">
          <svg:title/>
          <svg:desc/>
          <text:p text:style-name="a419" text:class-names="" text:cond-style-name=""><text:span text:style-name="a416" text:class-names="">HolochessZome</text:span><text:span text:style-name="a417" text:class-names=""><text:s text:c="1"/>VM</text:span><text:span text:style-name="a4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8208in" svg:y="3.0747in" svg:width="3.72508in" svg:height="1.03509in" draw:id="id71" draw:style-name="a425" draw:name="Rectangle 15">
          <svg:title/>
          <svg:desc/>
          <text:p text:style-name="a422" text:class-names="" text:cond-style-name=""><text:span text:style-name="a421" text:class-names="">HolochessZome.js</text:span></text:p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8158in" svg:y="3.16009in" svg:width="1.74561in" svg:height="0.53436in" draw:id="id72" draw:style-name="a429" draw:name="Left Arrow 17">
          <svg:title/>
          <svg:desc/>
          <text:p text:style-name="a428" text:class-names="" text:cond-style-name=""><text:span text:style-name="a426" text:class-names="">serves</text:span><text:span text:style-name="a427" text:class-names=""/></text:p>
          <draw:enhanced-geometry xmlns:dr3d="urn:oasis:names:tc:opendocument:xmlns:dr3d:1.0" draw:type="non-primitive" svg:viewBox="0 0 21600 21600" draw:enhanced-path="M 21600 ?f0 L ?f1 ?f0 ?f1 0 0 10800 ?f1 21600 ?f1 ?f2 21600 ?f2 Z N" draw:text-areas="?f7 ?f0 21600 ?f2" draw:glue-points="?f1 0 ?f1 21600" draw:glue-point-leaving-directions="0, 180" draw:modifiers="330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11.69886in" svg:y="0.04013in" svg:width="1.5935in" svg:height="0.6965in" draw:id="id73" draw:style-name="a433" draw:name="Cloud 19">
          <svg:title/>
          <svg:desc/>
          <text:p text:style-name="a432" text:class-names="" text:cond-style-name=""><text:span text:style-name="a430" text:class-names="">internet</text:span><text:span text:style-name="a431" text:class-names=""/></text:p>
          <draw:enhanced-geometry xmlns:dr3d="urn:oasis:names:tc:opendocument:xmlns:dr3d:1.0" draw:type="non-primitive" svg:viewBox="0 0 43200 43200" draw:enhanced-path="M 3900 14370 A ?f72 ?f73 ?f74 ?f75 3900 14370 ?f69 ?f71  W ?f76 ?f77 ?f78 ?f79 3900 14370 ?f69 ?f71 A ?f119 ?f120 ?f121 ?f122 ?f69 ?f71 ?f116 ?f118  W ?f123 ?f124 ?f125 ?f126 ?f69 ?f71 ?f116 ?f118 A ?f166 ?f167 ?f168 ?f169 ?f116 ?f118 ?f163 ?f165  W ?f170 ?f171 ?f172 ?f173 ?f116 ?f118 ?f163 ?f165 A ?f213 ?f214 ?f215 ?f216 ?f163 ?f165 ?f210 ?f212  W ?f217 ?f218 ?f219 ?f220 ?f163 ?f165 ?f210 ?f212 A ?f260 ?f261 ?f262 ?f263 ?f210 ?f212 ?f257 ?f259  W ?f264 ?f265 ?f266 ?f267 ?f210 ?f212 ?f257 ?f259 A ?f307 ?f308 ?f309 ?f310 ?f257 ?f259 ?f304 ?f306  W ?f311 ?f312 ?f313 ?f314 ?f257 ?f259 ?f304 ?f306 A ?f354 ?f355 ?f356 ?f357 ?f304 ?f306 ?f351 ?f353  W ?f358 ?f359 ?f360 ?f361 ?f304 ?f306 ?f351 ?f353 A ?f401 ?f402 ?f403 ?f404 ?f351 ?f353 ?f398 ?f400  W ?f405 ?f406 ?f407 ?f408 ?f351 ?f353 ?f398 ?f400 A ?f448 ?f449 ?f450 ?f451 ?f398 ?f400 ?f445 ?f447  W ?f452 ?f453 ?f454 ?f455 ?f398 ?f400 ?f445 ?f447 A ?f495 ?f496 ?f497 ?f498 ?f445 ?f447 ?f492 ?f494  W ?f499 ?f500 ?f501 ?f502 ?f445 ?f447 ?f492 ?f494 A ?f542 ?f543 ?f544 ?f545 ?f492 ?f494 ?f539 ?f541  W ?f546 ?f547 ?f548 ?f549 ?f492 ?f494 ?f539 ?f541 Z N F M 4693 26177 A ?f589 ?f590 ?f591 ?f592 4693 26177 ?f586 ?f588  W ?f593 ?f594 ?f595 ?f596 4693 26177 ?f586 ?f588 M 6928 34899 A ?f636 ?f637 ?f638 ?f639 6928 34899 ?f633 ?f635  W ?f640 ?f641 ?f642 ?f643 6928 34899 ?f633 ?f635 M 16478 39090 A ?f683 ?f684 ?f685 ?f686 16478 39090 ?f680 ?f682  W ?f687 ?f688 ?f689 ?f690 16478 39090 ?f680 ?f682 M 28827 34751 A ?f730 ?f731 ?f732 ?f733 28827 34751 ?f727 ?f729  W ?f734 ?f735 ?f736 ?f737 28827 34751 ?f727 ?f729 M 34129 22954 A ?f777 ?f778 ?f779 ?f780 34129 22954 ?f774 ?f776  W ?f781 ?f782 ?f783 ?f784 34129 22954 ?f774 ?f776 M 41798 15354 A ?f824 ?f825 ?f826 ?f827 41798 15354 ?f821 ?f823  W ?f828 ?f829 ?f830 ?f831 41798 15354 ?f821 ?f823 M 38324 5426 A ?f871 ?f872 ?f873 ?f874 38324 5426 ?f868 ?f870  W ?f875 ?f876 ?f877 ?f878 38324 5426 ?f868 ?f870 M 29078 3952 A ?f918 ?f919 ?f920 ?f921 29078 3952 ?f915 ?f917  W ?f922 ?f923 ?f924 ?f925 29078 3952 ?f915 ?f917 M 22141 4720 A ?f965 ?f966 ?f967 ?f968 22141 4720 ?f962 ?f964  W ?f969 ?f970 ?f971 ?f972 22141 4720 ?f962 ?f964 M 14000 5192 A ?f1012 ?f1013 ?f1014 ?f1015 14000 5192 ?f1009 ?f1011  W ?f1016 ?f1017 ?f1018 ?f1019 14000 5192 ?f1009 ?f1011 M 4127 15789 A ?f1059 ?f1060 ?f1061 ?f1062 4127 15789 ?f1056 ?f1058  W ?f1063 ?f1064 ?f1065 ?f1066 4127 15789 ?f1056 ?f1058 N" draw:text-areas="?f29 ?f31 ?f30 ?f32" draw:glue-points="?f23 ?f24 ?f25 ?f26 ?f27 ?f24 ?f25 ?f28" draw:glue-point-leaving-directions="-90, 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?f9 / 43200"/>
            <draw:equation draw:name="f14" draw:formula="?f6 / 43200"/>
            <draw:equation draw:name="f15" draw:formula="?f9 * 2977 / 21600"/>
            <draw:equation draw:name="f16" draw:formula="?f6 * 3262 / 21600"/>
            <draw:equation draw:name="f17" draw:formula="?f9 * 17087 / 21600"/>
            <draw:equation draw:name="f18" draw:formula="?f6 * 17337 / 21600"/>
            <draw:equation draw:name="f19" draw:formula="?f9 * 67 / 21600"/>
            <draw:equation draw:name="f20" draw:formula="?f6 * 21577 / 21600"/>
            <draw:equation draw:name="f21" draw:formula="?f9 * 21582 / 21600"/>
            <draw:equation draw:name="f22" draw:formula="?f6 * 1235 / 21600"/>
            <draw:equation draw:name="f23" draw:formula="?f21 / ?f13"/>
            <draw:equation draw:name="f24" draw:formula="?f8 / ?f14"/>
            <draw:equation draw:name="f25" draw:formula="?f11 / ?f13"/>
            <draw:equation draw:name="f26" draw:formula="?f20 / ?f14"/>
            <draw:equation draw:name="f27" draw:formula="?f19 / ?f13"/>
            <draw:equation draw:name="f28" draw:formula="?f22 / ?f14"/>
            <draw:equation draw:name="f29" draw:formula="?f15 / ?f13"/>
            <draw:equation draw:name="f30" draw:formula="?f17 / ?f13"/>
            <draw:equation draw:name="f31" draw:formula="?f16 / ?f14"/>
            <draw:equation draw:name="f32" draw:formula="?f18 / ?f14"/>
            <draw:equation draw:name="f33" draw:formula="21550000 - 7426832"/>
            <draw:equation draw:name="f34" draw:formula="if(?f33, 7426832, 21550000)"/>
            <draw:equation draw:name="f35" draw:formula="-21550000 - ?f34"/>
            <draw:equation draw:name="f36" draw:formula="if(?f35, -21550000, ?f34)"/>
            <draw:equation draw:name="f37" draw:formula="-11429249 + ?f36"/>
            <draw:equation draw:name="f38" draw:formula="-11429249 + ?f1"/>
            <draw:equation draw:name="f39" draw:formula="?f38 * ?f12 / ?f0"/>
            <draw:equation draw:name="f40" draw:formula="0 - ?f39"/>
            <draw:equation draw:name="f41" draw:formula="cos(?f40)"/>
            <draw:equation draw:name="f42" draw:formula="0 - ?f41"/>
            <draw:equation draw:name="f43" draw:formula="?f42 * 6753"/>
            <draw:equation draw:name="f44" draw:formula="sin(?f40)"/>
            <draw:equation draw:name="f45" draw:formula="0 - ?f44"/>
            <draw:equation draw:name="f46" draw:formula="?f45 * 9190"/>
            <draw:equation draw:name="f47" draw:formula="sqrt(?f43 * ?f43 + ?f46 * ?f46 + 0 * 0)"/>
            <draw:equation draw:name="f48" draw:formula="6753 * 9190 / ?f47"/>
            <draw:equation draw:name="f49" draw:formula="?f45 * ?f48"/>
            <draw:equation draw:name="f50" draw:formula="3900 - ?f49"/>
            <draw:equation draw:name="f51" draw:formula="?f42 * ?f48"/>
            <draw:equation draw:name="f52" draw:formula="14370 - ?f51"/>
            <draw:equation draw:name="f53" draw:formula="?f50 - 6753"/>
            <draw:equation draw:name="f54" draw:formula="?f52 - 9190"/>
            <draw:equation draw:name="f55" draw:formula="?f50 + 6753"/>
            <draw:equation draw:name="f56" draw:formula="?f52 + 9190"/>
            <draw:equation draw:name="f57" draw:formula="?f37 + ?f1"/>
            <draw:equation draw:name="f58" draw:formula="?f57 * ?f12 / ?f0"/>
            <draw:equation draw:name="f59" draw:formula="0 - ?f58"/>
            <draw:equation draw:name="f60" draw:formula="cos(?f59)"/>
            <draw:equation draw:name="f61" draw:formula="0 - ?f60"/>
            <draw:equation draw:name="f62" draw:formula="?f61 * 6753"/>
            <draw:equation draw:name="f63" draw:formula="sin(?f59)"/>
            <draw:equation draw:name="f64" draw:formula="0 - ?f63"/>
            <draw:equation draw:name="f65" draw:formula="?f64 * 9190"/>
            <draw:equation draw:name="f66" draw:formula="sqrt(?f62 * ?f62 + ?f65 * ?f65 + 0 * 0)"/>
            <draw:equation draw:name="f67" draw:formula="6753 * 9190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3900, ?f53)"/>
            <draw:equation draw:name="f73" draw:formula="if(?f36, 14370, ?f54)"/>
            <draw:equation draw:name="f74" draw:formula="if(?f36, 3900, ?f55)"/>
            <draw:equation draw:name="f75" draw:formula="if(?f36, 14370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21550000 - 5396714"/>
            <draw:equation draw:name="f81" draw:formula="if(?f80, 5396714, 21550000)"/>
            <draw:equation draw:name="f82" draw:formula="-21550000 - ?f81"/>
            <draw:equation draw:name="f83" draw:formula="if(?f82, -21550000, ?f81)"/>
            <draw:equation draw:name="f84" draw:formula="-8646143 + ?f83"/>
            <draw:equation draw:name="f85" draw:formula="-8646143 + ?f1"/>
            <draw:equation draw:name="f86" draw:formula="?f85 * ?f12 / ?f0"/>
            <draw:equation draw:name="f87" draw:formula="0 - ?f86"/>
            <draw:equation draw:name="f88" draw:formula="cos(?f87)"/>
            <draw:equation draw:name="f89" draw:formula="0 - ?f88"/>
            <draw:equation draw:name="f90" draw:formula="?f89 * 5333"/>
            <draw:equation draw:name="f91" draw:formula="sin(?f87)"/>
            <draw:equation draw:name="f92" draw:formula="0 - ?f91"/>
            <draw:equation draw:name="f93" draw:formula="?f92 * 7267"/>
            <draw:equation draw:name="f94" draw:formula="sqrt(?f90 * ?f90 + ?f93 * ?f93 + 0 * 0)"/>
            <draw:equation draw:name="f95" draw:formula="5333 * 7267 / ?f94"/>
            <draw:equation draw:name="f96" draw:formula="?f92 * ?f95"/>
            <draw:equation draw:name="f97" draw:formula="?f69 - ?f96"/>
            <draw:equation draw:name="f98" draw:formula="?f89 * ?f95"/>
            <draw:equation draw:name="f99" draw:formula="?f71 - ?f98"/>
            <draw:equation draw:name="f100" draw:formula="?f97 - 5333"/>
            <draw:equation draw:name="f101" draw:formula="?f99 - 7267"/>
            <draw:equation draw:name="f102" draw:formula="?f97 + 5333"/>
            <draw:equation draw:name="f103" draw:formula="?f99 + 7267"/>
            <draw:equation draw:name="f104" draw:formula="?f84 + ?f1"/>
            <draw:equation draw:name="f105" draw:formula="?f104 * ?f12 / ?f0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5333"/>
            <draw:equation draw:name="f110" draw:formula="sin(?f106)"/>
            <draw:equation draw:name="f111" draw:formula="0 - ?f110"/>
            <draw:equation draw:name="f112" draw:formula="?f111 * 7267"/>
            <draw:equation draw:name="f113" draw:formula="sqrt(?f109 * ?f109 + ?f112 * ?f112 + 0 * 0)"/>
            <draw:equation draw:name="f114" draw:formula="5333 * 7267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69, ?f100)"/>
            <draw:equation draw:name="f120" draw:formula="if(?f83, ?f71, ?f101)"/>
            <draw:equation draw:name="f121" draw:formula="if(?f83, ?f69, ?f102)"/>
            <draw:equation draw:name="f122" draw:formula="if(?f83, ?f71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5983381"/>
            <draw:equation draw:name="f128" draw:formula="if(?f127, 5983381, 21550000)"/>
            <draw:equation draw:name="f129" draw:formula="-21550000 - ?f128"/>
            <draw:equation draw:name="f130" draw:formula="if(?f129, -21550000, ?f128)"/>
            <draw:equation draw:name="f131" draw:formula="-8748475 + ?f130"/>
            <draw:equation draw:name="f132" draw:formula="-8748475 + ?f1"/>
            <draw:equation draw:name="f133" draw:formula="?f132 * ?f12 / ?f0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4365"/>
            <draw:equation draw:name="f138" draw:formula="sin(?f134)"/>
            <draw:equation draw:name="f139" draw:formula="0 - ?f138"/>
            <draw:equation draw:name="f140" draw:formula="?f139 * 5945"/>
            <draw:equation draw:name="f141" draw:formula="sqrt(?f137 * ?f137 + ?f140 * ?f140 + 0 * 0)"/>
            <draw:equation draw:name="f142" draw:formula="4365 * 5945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4365"/>
            <draw:equation draw:name="f148" draw:formula="?f146 - 5945"/>
            <draw:equation draw:name="f149" draw:formula="?f144 + 4365"/>
            <draw:equation draw:name="f150" draw:formula="?f146 + 5945"/>
            <draw:equation draw:name="f151" draw:formula="?f131 + ?f1"/>
            <draw:equation draw:name="f152" draw:formula="?f151 * ?f12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4365"/>
            <draw:equation draw:name="f157" draw:formula="sin(?f153)"/>
            <draw:equation draw:name="f158" draw:formula="0 - ?f157"/>
            <draw:equation draw:name="f159" draw:formula="?f158 * 5945"/>
            <draw:equation draw:name="f160" draw:formula="sqrt(?f156 * ?f156 + ?f159 * ?f159 + 0 * 0)"/>
            <draw:equation draw:name="f161" draw:formula="4365 * 5945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7034504"/>
            <draw:equation draw:name="f175" draw:formula="if(?f174, 7034504, 21550000)"/>
            <draw:equation draw:name="f176" draw:formula="-21550000 - ?f175"/>
            <draw:equation draw:name="f177" draw:formula="if(?f176, -21550000, ?f175)"/>
            <draw:equation draw:name="f178" draw:formula="-7859163 + ?f177"/>
            <draw:equation draw:name="f179" draw:formula="-7859163 + ?f1"/>
            <draw:equation draw:name="f180" draw:formula="?f179 * ?f12 / ?f0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4857"/>
            <draw:equation draw:name="f185" draw:formula="sin(?f181)"/>
            <draw:equation draw:name="f186" draw:formula="0 - ?f185"/>
            <draw:equation draw:name="f187" draw:formula="?f186 * 6595"/>
            <draw:equation draw:name="f188" draw:formula="sqrt(?f184 * ?f184 + ?f187 * ?f187 + 0 * 0)"/>
            <draw:equation draw:name="f189" draw:formula="4857 * 6595 / ?f188"/>
            <draw:equation draw:name="f190" draw:formula="?f186 * ?f189"/>
            <draw:equation draw:name="f191" draw:formula="?f163 - ?f190"/>
            <draw:equation draw:name="f192" draw:formula="?f183 * ?f189"/>
            <draw:equation draw:name="f193" draw:formula="?f165 - ?f192"/>
            <draw:equation draw:name="f194" draw:formula="?f191 - 4857"/>
            <draw:equation draw:name="f195" draw:formula="?f193 - 6595"/>
            <draw:equation draw:name="f196" draw:formula="?f191 + 4857"/>
            <draw:equation draw:name="f197" draw:formula="?f193 + 6595"/>
            <draw:equation draw:name="f198" draw:formula="?f178 + ?f1"/>
            <draw:equation draw:name="f199" draw:formula="?f198 * ?f12 / ?f0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4857"/>
            <draw:equation draw:name="f204" draw:formula="sin(?f200)"/>
            <draw:equation draw:name="f205" draw:formula="0 - ?f204"/>
            <draw:equation draw:name="f206" draw:formula="?f205 * 6595"/>
            <draw:equation draw:name="f207" draw:formula="sqrt(?f203 * ?f203 + ?f206 * ?f206 + 0 * 0)"/>
            <draw:equation draw:name="f208" draw:formula="4857 * 6595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163, ?f194)"/>
            <draw:equation draw:name="f214" draw:formula="if(?f177, ?f165, ?f195)"/>
            <draw:equation draw:name="f215" draw:formula="if(?f177, ?f163, ?f196)"/>
            <draw:equation draw:name="f216" draw:formula="if(?f177, ?f165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6541615"/>
            <draw:equation draw:name="f222" draw:formula="if(?f221, 6541615, 21550000)"/>
            <draw:equation draw:name="f223" draw:formula="-21550000 - ?f222"/>
            <draw:equation draw:name="f224" draw:formula="if(?f223, -21550000, ?f222)"/>
            <draw:equation draw:name="f225" draw:formula="-4722533 + ?f224"/>
            <draw:equation draw:name="f226" draw:formula="-4722533 + ?f1"/>
            <draw:equation draw:name="f227" draw:formula="?f226 * ?f12 / ?f0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5333"/>
            <draw:equation draw:name="f232" draw:formula="sin(?f228)"/>
            <draw:equation draw:name="f233" draw:formula="0 - ?f232"/>
            <draw:equation draw:name="f234" draw:formula="?f233 * 7273"/>
            <draw:equation draw:name="f235" draw:formula="sqrt(?f231 * ?f231 + ?f234 * ?f234 + 0 * 0)"/>
            <draw:equation draw:name="f236" draw:formula="5333 * 7273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5333"/>
            <draw:equation draw:name="f242" draw:formula="?f240 - 7273"/>
            <draw:equation draw:name="f243" draw:formula="?f238 + 5333"/>
            <draw:equation draw:name="f244" draw:formula="?f240 + 7273"/>
            <draw:equation draw:name="f245" draw:formula="?f225 + ?f1"/>
            <draw:equation draw:name="f246" draw:formula="?f245 * ?f12 / ?f0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5333"/>
            <draw:equation draw:name="f251" draw:formula="sin(?f247)"/>
            <draw:equation draw:name="f252" draw:formula="0 - ?f251"/>
            <draw:equation draw:name="f253" draw:formula="?f252 * 7273"/>
            <draw:equation draw:name="f254" draw:formula="sqrt(?f250 * ?f250 + ?f253 * ?f253 + 0 * 0)"/>
            <draw:equation draw:name="f255" draw:formula="5333 * 7273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7816140"/>
            <draw:equation draw:name="f269" draw:formula="if(?f268, 7816140, 21550000)"/>
            <draw:equation draw:name="f270" draw:formula="-21550000 - ?f269"/>
            <draw:equation draw:name="f271" draw:formula="if(?f270, -21550000, ?f269)"/>
            <draw:equation draw:name="f272" draw:formula="-2776035 + ?f271"/>
            <draw:equation draw:name="f273" draw:formula="-2776035 + ?f1"/>
            <draw:equation draw:name="f274" draw:formula="?f273 * ?f12 / ?f0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6775"/>
            <draw:equation draw:name="f279" draw:formula="sin(?f275)"/>
            <draw:equation draw:name="f280" draw:formula="0 - ?f279"/>
            <draw:equation draw:name="f281" draw:formula="?f280 * 9220"/>
            <draw:equation draw:name="f282" draw:formula="sqrt(?f278 * ?f278 + ?f281 * ?f281 + 0 * 0)"/>
            <draw:equation draw:name="f283" draw:formula="6775 * 9220 / ?f282"/>
            <draw:equation draw:name="f284" draw:formula="?f280 * ?f283"/>
            <draw:equation draw:name="f285" draw:formula="?f257 - ?f284"/>
            <draw:equation draw:name="f286" draw:formula="?f277 * ?f283"/>
            <draw:equation draw:name="f287" draw:formula="?f259 - ?f286"/>
            <draw:equation draw:name="f288" draw:formula="?f285 - 6775"/>
            <draw:equation draw:name="f289" draw:formula="?f287 - 9220"/>
            <draw:equation draw:name="f290" draw:formula="?f285 + 6775"/>
            <draw:equation draw:name="f291" draw:formula="?f287 + 9220"/>
            <draw:equation draw:name="f292" draw:formula="?f272 + ?f1"/>
            <draw:equation draw:name="f293" draw:formula="?f292 * ?f12 / ?f0"/>
            <draw:equation draw:name="f294" draw:formula="0 - ?f293"/>
            <draw:equation draw:name="f295" draw:formula="cos(?f294)"/>
            <draw:equation draw:name="f296" draw:formula="0 - ?f295"/>
            <draw:equation draw:name="f297" draw:formula="?f296 * 6775"/>
            <draw:equation draw:name="f298" draw:formula="sin(?f294)"/>
            <draw:equation draw:name="f299" draw:formula="0 - ?f298"/>
            <draw:equation draw:name="f300" draw:formula="?f299 * 9220"/>
            <draw:equation draw:name="f301" draw:formula="sqrt(?f297 * ?f297 + ?f300 * ?f300 + 0 * 0)"/>
            <draw:equation draw:name="f302" draw:formula="6775 * 9220 / ?f301"/>
            <draw:equation draw:name="f303" draw:formula="?f299 * ?f302"/>
            <draw:equation draw:name="f304" draw:formula="?f285 + ?f303"/>
            <draw:equation draw:name="f305" draw:formula="?f296 * ?f302"/>
            <draw:equation draw:name="f306" draw:formula="?f287 + ?f305"/>
            <draw:equation draw:name="f307" draw:formula="if(?f271, ?f257, ?f288)"/>
            <draw:equation draw:name="f308" draw:formula="if(?f271, ?f259, ?f289)"/>
            <draw:equation draw:name="f309" draw:formula="if(?f271, ?f257, ?f290)"/>
            <draw:equation draw:name="f310" draw:formula="if(?f271, ?f259, ?f291)"/>
            <draw:equation draw:name="f311" draw:formula="if(?f271, ?f288, ?f304)"/>
            <draw:equation draw:name="f312" draw:formula="if(?f271, ?f289, ?f306)"/>
            <draw:equation draw:name="f313" draw:formula="if(?f271, ?f290, ?f304)"/>
            <draw:equation draw:name="f314" draw:formula="if(?f271, ?f291, ?f306)"/>
            <draw:equation draw:name="f315" draw:formula="21550000 - 6842000"/>
            <draw:equation draw:name="f316" draw:formula="if(?f315, 6842000, 21550000)"/>
            <draw:equation draw:name="f317" draw:formula="-21550000 - ?f316"/>
            <draw:equation draw:name="f318" draw:formula="if(?f317, -21550000, ?f316)"/>
            <draw:equation draw:name="f319" draw:formula="37501 + ?f318"/>
            <draw:equation draw:name="f320" draw:formula="37501 + ?f1"/>
            <draw:equation draw:name="f321" draw:formula="?f320 * ?f12 / ?f0"/>
            <draw:equation draw:name="f322" draw:formula="0 - ?f321"/>
            <draw:equation draw:name="f323" draw:formula="cos(?f322)"/>
            <draw:equation draw:name="f324" draw:formula="0 - ?f323"/>
            <draw:equation draw:name="f325" draw:formula="?f324 * 5785"/>
            <draw:equation draw:name="f326" draw:formula="sin(?f322)"/>
            <draw:equation draw:name="f327" draw:formula="0 - ?f326"/>
            <draw:equation draw:name="f328" draw:formula="?f327 * 7867"/>
            <draw:equation draw:name="f329" draw:formula="sqrt(?f325 * ?f325 + ?f328 * ?f328 + 0 * 0)"/>
            <draw:equation draw:name="f330" draw:formula="5785 * 7867 / ?f329"/>
            <draw:equation draw:name="f331" draw:formula="?f327 * ?f330"/>
            <draw:equation draw:name="f332" draw:formula="?f304 - ?f331"/>
            <draw:equation draw:name="f333" draw:formula="?f324 * ?f330"/>
            <draw:equation draw:name="f334" draw:formula="?f306 - ?f333"/>
            <draw:equation draw:name="f335" draw:formula="?f332 - 5785"/>
            <draw:equation draw:name="f336" draw:formula="?f334 - 7867"/>
            <draw:equation draw:name="f337" draw:formula="?f332 + 5785"/>
            <draw:equation draw:name="f338" draw:formula="?f334 + 7867"/>
            <draw:equation draw:name="f339" draw:formula="?f319 + ?f1"/>
            <draw:equation draw:name="f340" draw:formula="?f339 * ?f12 / ?f0"/>
            <draw:equation draw:name="f341" draw:formula="0 - ?f340"/>
            <draw:equation draw:name="f342" draw:formula="cos(?f341)"/>
            <draw:equation draw:name="f343" draw:formula="0 - ?f342"/>
            <draw:equation draw:name="f344" draw:formula="?f343 * 5785"/>
            <draw:equation draw:name="f345" draw:formula="sin(?f341)"/>
            <draw:equation draw:name="f346" draw:formula="0 - ?f345"/>
            <draw:equation draw:name="f347" draw:formula="?f346 * 7867"/>
            <draw:equation draw:name="f348" draw:formula="sqrt(?f344 * ?f344 + ?f347 * ?f347 + 0 * 0)"/>
            <draw:equation draw:name="f349" draw:formula="5785 * 7867 / ?f348"/>
            <draw:equation draw:name="f350" draw:formula="?f346 * ?f349"/>
            <draw:equation draw:name="f351" draw:formula="?f332 + ?f350"/>
            <draw:equation draw:name="f352" draw:formula="?f343 * ?f349"/>
            <draw:equation draw:name="f353" draw:formula="?f334 + ?f352"/>
            <draw:equation draw:name="f354" draw:formula="if(?f318, ?f304, ?f335)"/>
            <draw:equation draw:name="f355" draw:formula="if(?f318, ?f306, ?f336)"/>
            <draw:equation draw:name="f356" draw:formula="if(?f318, ?f304, ?f337)"/>
            <draw:equation draw:name="f357" draw:formula="if(?f318, ?f306, ?f338)"/>
            <draw:equation draw:name="f358" draw:formula="if(?f318, ?f335, ?f351)"/>
            <draw:equation draw:name="f359" draw:formula="if(?f318, ?f336, ?f353)"/>
            <draw:equation draw:name="f360" draw:formula="if(?f318, ?f337, ?f351)"/>
            <draw:equation draw:name="f361" draw:formula="if(?f318, ?f338, ?f353)"/>
            <draw:equation draw:name="f362" draw:formula="21550000 - 6910353"/>
            <draw:equation draw:name="f363" draw:formula="if(?f362, 6910353, 21550000)"/>
            <draw:equation draw:name="f364" draw:formula="-21550000 - ?f363"/>
            <draw:equation draw:name="f365" draw:formula="if(?f364, -21550000, ?f363)"/>
            <draw:equation draw:name="f366" draw:formula="1347096 + ?f365"/>
            <draw:equation draw:name="f367" draw:formula="1347096 + ?f1"/>
            <draw:equation draw:name="f368" draw:formula="?f367 * ?f12 / ?f0"/>
            <draw:equation draw:name="f369" draw:formula="0 - ?f368"/>
            <draw:equation draw:name="f370" draw:formula="cos(?f369)"/>
            <draw:equation draw:name="f371" draw:formula="0 - ?f370"/>
            <draw:equation draw:name="f372" draw:formula="?f371 * 6752"/>
            <draw:equation draw:name="f373" draw:formula="sin(?f369)"/>
            <draw:equation draw:name="f374" draw:formula="0 - ?f373"/>
            <draw:equation draw:name="f375" draw:formula="?f374 * 9215"/>
            <draw:equation draw:name="f376" draw:formula="sqrt(?f372 * ?f372 + ?f375 * ?f375 + 0 * 0)"/>
            <draw:equation draw:name="f377" draw:formula="6752 * 9215 / ?f376"/>
            <draw:equation draw:name="f378" draw:formula="?f374 * ?f377"/>
            <draw:equation draw:name="f379" draw:formula="?f351 - ?f378"/>
            <draw:equation draw:name="f380" draw:formula="?f371 * ?f377"/>
            <draw:equation draw:name="f381" draw:formula="?f353 - ?f380"/>
            <draw:equation draw:name="f382" draw:formula="?f379 - 6752"/>
            <draw:equation draw:name="f383" draw:formula="?f381 - 9215"/>
            <draw:equation draw:name="f384" draw:formula="?f379 + 6752"/>
            <draw:equation draw:name="f385" draw:formula="?f381 + 9215"/>
            <draw:equation draw:name="f386" draw:formula="?f366 + ?f1"/>
            <draw:equation draw:name="f387" draw:formula="?f386 * ?f12 / ?f0"/>
            <draw:equation draw:name="f388" draw:formula="0 - ?f387"/>
            <draw:equation draw:name="f389" draw:formula="cos(?f388)"/>
            <draw:equation draw:name="f390" draw:formula="0 - ?f389"/>
            <draw:equation draw:name="f391" draw:formula="?f390 * 6752"/>
            <draw:equation draw:name="f392" draw:formula="sin(?f388)"/>
            <draw:equation draw:name="f393" draw:formula="0 - ?f392"/>
            <draw:equation draw:name="f394" draw:formula="?f393 * 9215"/>
            <draw:equation draw:name="f395" draw:formula="sqrt(?f391 * ?f391 + ?f394 * ?f394 + 0 * 0)"/>
            <draw:equation draw:name="f396" draw:formula="6752 * 9215 / ?f395"/>
            <draw:equation draw:name="f397" draw:formula="?f393 * ?f396"/>
            <draw:equation draw:name="f398" draw:formula="?f379 + ?f397"/>
            <draw:equation draw:name="f399" draw:formula="?f390 * ?f396"/>
            <draw:equation draw:name="f400" draw:formula="?f381 + ?f399"/>
            <draw:equation draw:name="f401" draw:formula="if(?f365, ?f351, ?f382)"/>
            <draw:equation draw:name="f402" draw:formula="if(?f365, ?f353, ?f383)"/>
            <draw:equation draw:name="f403" draw:formula="if(?f365, ?f351, ?f384)"/>
            <draw:equation draw:name="f404" draw:formula="if(?f365, ?f353, ?f385)"/>
            <draw:equation draw:name="f405" draw:formula="if(?f365, ?f382, ?f398)"/>
            <draw:equation draw:name="f406" draw:formula="if(?f365, ?f383, ?f400)"/>
            <draw:equation draw:name="f407" draw:formula="if(?f365, ?f384, ?f398)"/>
            <draw:equation draw:name="f408" draw:formula="if(?f365, ?f385, ?f400)"/>
            <draw:equation draw:name="f409" draw:formula="21550000 - 4542661"/>
            <draw:equation draw:name="f410" draw:formula="if(?f409, 4542661, 21550000)"/>
            <draw:equation draw:name="f411" draw:formula="-21550000 - ?f410"/>
            <draw:equation draw:name="f412" draw:formula="if(?f411, -21550000, ?f410)"/>
            <draw:equation draw:name="f413" draw:formula="3974558 + ?f412"/>
            <draw:equation draw:name="f414" draw:formula="3974558 + ?f1"/>
            <draw:equation draw:name="f415" draw:formula="?f414 * ?f12 / ?f0"/>
            <draw:equation draw:name="f416" draw:formula="0 - ?f415"/>
            <draw:equation draw:name="f417" draw:formula="cos(?f416)"/>
            <draw:equation draw:name="f418" draw:formula="0 - ?f417"/>
            <draw:equation draw:name="f419" draw:formula="?f418 * 7720"/>
            <draw:equation draw:name="f420" draw:formula="sin(?f416)"/>
            <draw:equation draw:name="f421" draw:formula="0 - ?f420"/>
            <draw:equation draw:name="f422" draw:formula="?f421 * 10543"/>
            <draw:equation draw:name="f423" draw:formula="sqrt(?f419 * ?f419 + ?f422 * ?f422 + 0 * 0)"/>
            <draw:equation draw:name="f424" draw:formula="7720 * 10543 / ?f423"/>
            <draw:equation draw:name="f425" draw:formula="?f421 * ?f424"/>
            <draw:equation draw:name="f426" draw:formula="?f398 - ?f425"/>
            <draw:equation draw:name="f427" draw:formula="?f418 * ?f424"/>
            <draw:equation draw:name="f428" draw:formula="?f400 - ?f427"/>
            <draw:equation draw:name="f429" draw:formula="?f426 - 7720"/>
            <draw:equation draw:name="f430" draw:formula="?f428 - 10543"/>
            <draw:equation draw:name="f431" draw:formula="?f426 + 7720"/>
            <draw:equation draw:name="f432" draw:formula="?f428 + 10543"/>
            <draw:equation draw:name="f433" draw:formula="?f413 + ?f1"/>
            <draw:equation draw:name="f434" draw:formula="?f433 * ?f12 / ?f0"/>
            <draw:equation draw:name="f435" draw:formula="0 - ?f434"/>
            <draw:equation draw:name="f436" draw:formula="cos(?f435)"/>
            <draw:equation draw:name="f437" draw:formula="0 - ?f436"/>
            <draw:equation draw:name="f438" draw:formula="?f437 * 7720"/>
            <draw:equation draw:name="f439" draw:formula="sin(?f435)"/>
            <draw:equation draw:name="f440" draw:formula="0 - ?f439"/>
            <draw:equation draw:name="f441" draw:formula="?f440 * 10543"/>
            <draw:equation draw:name="f442" draw:formula="sqrt(?f438 * ?f438 + ?f441 * ?f441 + 0 * 0)"/>
            <draw:equation draw:name="f443" draw:formula="7720 * 10543 / ?f442"/>
            <draw:equation draw:name="f444" draw:formula="?f440 * ?f443"/>
            <draw:equation draw:name="f445" draw:formula="?f426 + ?f444"/>
            <draw:equation draw:name="f446" draw:formula="?f437 * ?f443"/>
            <draw:equation draw:name="f447" draw:formula="?f428 + ?f446"/>
            <draw:equation draw:name="f448" draw:formula="if(?f412, ?f398, ?f429)"/>
            <draw:equation draw:name="f449" draw:formula="if(?f412, ?f400, ?f430)"/>
            <draw:equation draw:name="f450" draw:formula="if(?f412, ?f398, ?f431)"/>
            <draw:equation draw:name="f451" draw:formula="if(?f412, ?f400, ?f432)"/>
            <draw:equation draw:name="f452" draw:formula="if(?f412, ?f429, ?f445)"/>
            <draw:equation draw:name="f453" draw:formula="if(?f412, ?f430, ?f447)"/>
            <draw:equation draw:name="f454" draw:formula="if(?f412, ?f431, ?f445)"/>
            <draw:equation draw:name="f455" draw:formula="if(?f412, ?f432, ?f447)"/>
            <draw:equation draw:name="f456" draw:formula="21550000 - 8804134"/>
            <draw:equation draw:name="f457" draw:formula="if(?f456, 8804134, 21550000)"/>
            <draw:equation draw:name="f458" draw:formula="-21550000 - ?f457"/>
            <draw:equation draw:name="f459" draw:formula="if(?f458, -21550000, ?f457)"/>
            <draw:equation draw:name="f460" draw:formula="-16496525 + ?f459"/>
            <draw:equation draw:name="f461" draw:formula="-16496525 + ?f1"/>
            <draw:equation draw:name="f462" draw:formula="?f461 * ?f12 / ?f0"/>
            <draw:equation draw:name="f463" draw:formula="0 - ?f462"/>
            <draw:equation draw:name="f464" draw:formula="cos(?f463)"/>
            <draw:equation draw:name="f465" draw:formula="0 - ?f464"/>
            <draw:equation draw:name="f466" draw:formula="?f465 * 4360"/>
            <draw:equation draw:name="f467" draw:formula="sin(?f463)"/>
            <draw:equation draw:name="f468" draw:formula="0 - ?f467"/>
            <draw:equation draw:name="f469" draw:formula="?f468 * 5918"/>
            <draw:equation draw:name="f470" draw:formula="sqrt(?f466 * ?f466 + ?f469 * ?f469 + 0 * 0)"/>
            <draw:equation draw:name="f471" draw:formula="4360 * 5918 / ?f470"/>
            <draw:equation draw:name="f472" draw:formula="?f468 * ?f471"/>
            <draw:equation draw:name="f473" draw:formula="?f445 - ?f472"/>
            <draw:equation draw:name="f474" draw:formula="?f465 * ?f471"/>
            <draw:equation draw:name="f475" draw:formula="?f447 - ?f474"/>
            <draw:equation draw:name="f476" draw:formula="?f473 - 4360"/>
            <draw:equation draw:name="f477" draw:formula="?f475 - 5918"/>
            <draw:equation draw:name="f478" draw:formula="?f473 + 4360"/>
            <draw:equation draw:name="f479" draw:formula="?f475 + 5918"/>
            <draw:equation draw:name="f480" draw:formula="?f460 + ?f1"/>
            <draw:equation draw:name="f481" draw:formula="?f480 * ?f12 / ?f0"/>
            <draw:equation draw:name="f482" draw:formula="0 - ?f481"/>
            <draw:equation draw:name="f483" draw:formula="cos(?f482)"/>
            <draw:equation draw:name="f484" draw:formula="0 - ?f483"/>
            <draw:equation draw:name="f485" draw:formula="?f484 * 4360"/>
            <draw:equation draw:name="f486" draw:formula="sin(?f482)"/>
            <draw:equation draw:name="f487" draw:formula="0 - ?f486"/>
            <draw:equation draw:name="f488" draw:formula="?f487 * 5918"/>
            <draw:equation draw:name="f489" draw:formula="sqrt(?f485 * ?f485 + ?f488 * ?f488 + 0 * 0)"/>
            <draw:equation draw:name="f490" draw:formula="4360 * 5918 / ?f489"/>
            <draw:equation draw:name="f491" draw:formula="?f487 * ?f490"/>
            <draw:equation draw:name="f492" draw:formula="?f473 + ?f491"/>
            <draw:equation draw:name="f493" draw:formula="?f484 * ?f490"/>
            <draw:equation draw:name="f494" draw:formula="?f475 + ?f493"/>
            <draw:equation draw:name="f495" draw:formula="if(?f459, ?f445, ?f476)"/>
            <draw:equation draw:name="f496" draw:formula="if(?f459, ?f447, ?f477)"/>
            <draw:equation draw:name="f497" draw:formula="if(?f459, ?f445, ?f478)"/>
            <draw:equation draw:name="f498" draw:formula="if(?f459, ?f447, ?f479)"/>
            <draw:equation draw:name="f499" draw:formula="if(?f459, ?f476, ?f492)"/>
            <draw:equation draw:name="f500" draw:formula="if(?f459, ?f477, ?f494)"/>
            <draw:equation draw:name="f501" draw:formula="if(?f459, ?f478, ?f492)"/>
            <draw:equation draw:name="f502" draw:formula="if(?f459, ?f479, ?f494)"/>
            <draw:equation draw:name="f503" draw:formula="21550000 - 9151131"/>
            <draw:equation draw:name="f504" draw:formula="if(?f503, 9151131, 21550000)"/>
            <draw:equation draw:name="f505" draw:formula="-21550000 - ?f504"/>
            <draw:equation draw:name="f506" draw:formula="if(?f505, -21550000, ?f504)"/>
            <draw:equation draw:name="f507" draw:formula="-14809710 + ?f506"/>
            <draw:equation draw:name="f508" draw:formula="-14809710 + ?f1"/>
            <draw:equation draw:name="f509" draw:formula="?f508 * ?f12 / ?f0"/>
            <draw:equation draw:name="f510" draw:formula="0 - ?f509"/>
            <draw:equation draw:name="f511" draw:formula="cos(?f510)"/>
            <draw:equation draw:name="f512" draw:formula="0 - ?f511"/>
            <draw:equation draw:name="f513" draw:formula="?f512 * 4345"/>
            <draw:equation draw:name="f514" draw:formula="sin(?f510)"/>
            <draw:equation draw:name="f515" draw:formula="0 - ?f514"/>
            <draw:equation draw:name="f516" draw:formula="?f515 * 5945"/>
            <draw:equation draw:name="f517" draw:formula="sqrt(?f513 * ?f513 + ?f516 * ?f516 + 0 * 0)"/>
            <draw:equation draw:name="f518" draw:formula="4345 * 5945 / ?f517"/>
            <draw:equation draw:name="f519" draw:formula="?f515 * ?f518"/>
            <draw:equation draw:name="f520" draw:formula="?f492 - ?f519"/>
            <draw:equation draw:name="f521" draw:formula="?f512 * ?f518"/>
            <draw:equation draw:name="f522" draw:formula="?f494 - ?f521"/>
            <draw:equation draw:name="f523" draw:formula="?f520 - 4345"/>
            <draw:equation draw:name="f524" draw:formula="?f522 - 5945"/>
            <draw:equation draw:name="f525" draw:formula="?f520 + 4345"/>
            <draw:equation draw:name="f526" draw:formula="?f522 + 5945"/>
            <draw:equation draw:name="f527" draw:formula="?f507 + ?f1"/>
            <draw:equation draw:name="f528" draw:formula="?f527 * ?f12 / ?f0"/>
            <draw:equation draw:name="f529" draw:formula="0 - ?f528"/>
            <draw:equation draw:name="f530" draw:formula="cos(?f529)"/>
            <draw:equation draw:name="f531" draw:formula="0 - ?f530"/>
            <draw:equation draw:name="f532" draw:formula="?f531 * 4345"/>
            <draw:equation draw:name="f533" draw:formula="sin(?f529)"/>
            <draw:equation draw:name="f534" draw:formula="0 - ?f533"/>
            <draw:equation draw:name="f535" draw:formula="?f534 * 5945"/>
            <draw:equation draw:name="f536" draw:formula="sqrt(?f532 * ?f532 + ?f535 * ?f535 + 0 * 0)"/>
            <draw:equation draw:name="f537" draw:formula="4345 * 5945 / ?f536"/>
            <draw:equation draw:name="f538" draw:formula="?f534 * ?f537"/>
            <draw:equation draw:name="f539" draw:formula="?f520 + ?f538"/>
            <draw:equation draw:name="f540" draw:formula="?f531 * ?f537"/>
            <draw:equation draw:name="f541" draw:formula="?f522 + ?f540"/>
            <draw:equation draw:name="f542" draw:formula="if(?f506, ?f492, ?f523)"/>
            <draw:equation draw:name="f543" draw:formula="if(?f506, ?f494, ?f524)"/>
            <draw:equation draw:name="f544" draw:formula="if(?f506, ?f492, ?f525)"/>
            <draw:equation draw:name="f545" draw:formula="if(?f506, ?f494, ?f526)"/>
            <draw:equation draw:name="f546" draw:formula="if(?f506, ?f523, ?f539)"/>
            <draw:equation draw:name="f547" draw:formula="if(?f506, ?f524, ?f541)"/>
            <draw:equation draw:name="f548" draw:formula="if(?f506, ?f525, ?f539)"/>
            <draw:equation draw:name="f549" draw:formula="if(?f506, ?f526, ?f541)"/>
            <draw:equation draw:name="f550" draw:formula="21550000 - 1585770"/>
            <draw:equation draw:name="f551" draw:formula="if(?f550, 1585770, 21550000)"/>
            <draw:equation draw:name="f552" draw:formula="-21550000 - ?f551"/>
            <draw:equation draw:name="f553" draw:formula="if(?f552, -21550000, ?f551)"/>
            <draw:equation draw:name="f554" draw:formula="5204520 + ?f553"/>
            <draw:equation draw:name="f555" draw:formula="5204520 + ?f1"/>
            <draw:equation draw:name="f556" draw:formula="?f555 * ?f12 / ?f0"/>
            <draw:equation draw:name="f557" draw:formula="0 - ?f556"/>
            <draw:equation draw:name="f558" draw:formula="cos(?f557)"/>
            <draw:equation draw:name="f559" draw:formula="0 - ?f558"/>
            <draw:equation draw:name="f560" draw:formula="?f559 * 4345"/>
            <draw:equation draw:name="f561" draw:formula="sin(?f557)"/>
            <draw:equation draw:name="f562" draw:formula="0 - ?f561"/>
            <draw:equation draw:name="f563" draw:formula="?f562 * 5945"/>
            <draw:equation draw:name="f564" draw:formula="sqrt(?f560 * ?f560 + ?f563 * ?f563 + 0 * 0)"/>
            <draw:equation draw:name="f565" draw:formula="4345 * 5945 / ?f564"/>
            <draw:equation draw:name="f566" draw:formula="?f562 * ?f565"/>
            <draw:equation draw:name="f567" draw:formula="4693 - ?f566"/>
            <draw:equation draw:name="f568" draw:formula="?f559 * ?f565"/>
            <draw:equation draw:name="f569" draw:formula="26177 - ?f568"/>
            <draw:equation draw:name="f570" draw:formula="?f567 - 4345"/>
            <draw:equation draw:name="f571" draw:formula="?f569 - 5945"/>
            <draw:equation draw:name="f572" draw:formula="?f567 + 4345"/>
            <draw:equation draw:name="f573" draw:formula="?f569 + 5945"/>
            <draw:equation draw:name="f574" draw:formula="?f554 + ?f1"/>
            <draw:equation draw:name="f575" draw:formula="?f574 * ?f12 / ?f0"/>
            <draw:equation draw:name="f576" draw:formula="0 - ?f575"/>
            <draw:equation draw:name="f577" draw:formula="cos(?f576)"/>
            <draw:equation draw:name="f578" draw:formula="0 - ?f577"/>
            <draw:equation draw:name="f579" draw:formula="?f578 * 4345"/>
            <draw:equation draw:name="f580" draw:formula="sin(?f576)"/>
            <draw:equation draw:name="f581" draw:formula="0 - ?f580"/>
            <draw:equation draw:name="f582" draw:formula="?f581 * 5945"/>
            <draw:equation draw:name="f583" draw:formula="sqrt(?f579 * ?f579 + ?f582 * ?f582 + 0 * 0)"/>
            <draw:equation draw:name="f584" draw:formula="4345 * 5945 / ?f583"/>
            <draw:equation draw:name="f585" draw:formula="?f581 * ?f584"/>
            <draw:equation draw:name="f586" draw:formula="?f567 + ?f585"/>
            <draw:equation draw:name="f587" draw:formula="?f578 * ?f584"/>
            <draw:equation draw:name="f588" draw:formula="?f569 + ?f587"/>
            <draw:equation draw:name="f589" draw:formula="if(?f553, 4693, ?f570)"/>
            <draw:equation draw:name="f590" draw:formula="if(?f553, 26177, ?f571)"/>
            <draw:equation draw:name="f591" draw:formula="if(?f553, 4693, ?f572)"/>
            <draw:equation draw:name="f592" draw:formula="if(?f553, 26177, ?f573)"/>
            <draw:equation draw:name="f593" draw:formula="if(?f553, ?f570, ?f586)"/>
            <draw:equation draw:name="f594" draw:formula="if(?f553, ?f571, ?f588)"/>
            <draw:equation draw:name="f595" draw:formula="if(?f553, ?f572, ?f586)"/>
            <draw:equation draw:name="f596" draw:formula="if(?f553, ?f573, ?f588)"/>
            <draw:equation draw:name="f597" draw:formula="21550000 - 686848"/>
            <draw:equation draw:name="f598" draw:formula="if(?f597, 686848, 21550000)"/>
            <draw:equation draw:name="f599" draw:formula="-21550000 - ?f598"/>
            <draw:equation draw:name="f600" draw:formula="if(?f599, -21550000, ?f598)"/>
            <draw:equation draw:name="f601" draw:formula="4416628 + ?f600"/>
            <draw:equation draw:name="f602" draw:formula="4416628 + ?f1"/>
            <draw:equation draw:name="f603" draw:formula="?f602 * ?f12 / ?f0"/>
            <draw:equation draw:name="f604" draw:formula="0 - ?f603"/>
            <draw:equation draw:name="f605" draw:formula="cos(?f604)"/>
            <draw:equation draw:name="f606" draw:formula="0 - ?f605"/>
            <draw:equation draw:name="f607" draw:formula="?f606 * 4360"/>
            <draw:equation draw:name="f608" draw:formula="sin(?f604)"/>
            <draw:equation draw:name="f609" draw:formula="0 - ?f608"/>
            <draw:equation draw:name="f610" draw:formula="?f609 * 5918"/>
            <draw:equation draw:name="f611" draw:formula="sqrt(?f607 * ?f607 + ?f610 * ?f610 + 0 * 0)"/>
            <draw:equation draw:name="f612" draw:formula="4360 * 5918 / ?f611"/>
            <draw:equation draw:name="f613" draw:formula="?f609 * ?f612"/>
            <draw:equation draw:name="f614" draw:formula="6928 - ?f613"/>
            <draw:equation draw:name="f615" draw:formula="?f606 * ?f612"/>
            <draw:equation draw:name="f616" draw:formula="34899 - ?f615"/>
            <draw:equation draw:name="f617" draw:formula="?f614 - 4360"/>
            <draw:equation draw:name="f618" draw:formula="?f616 - 5918"/>
            <draw:equation draw:name="f619" draw:formula="?f614 + 4360"/>
            <draw:equation draw:name="f620" draw:formula="?f616 + 5918"/>
            <draw:equation draw:name="f621" draw:formula="?f601 + ?f1"/>
            <draw:equation draw:name="f622" draw:formula="?f621 * ?f12 / ?f0"/>
            <draw:equation draw:name="f623" draw:formula="0 - ?f622"/>
            <draw:equation draw:name="f624" draw:formula="cos(?f623)"/>
            <draw:equation draw:name="f625" draw:formula="0 - ?f624"/>
            <draw:equation draw:name="f626" draw:formula="?f625 * 4360"/>
            <draw:equation draw:name="f627" draw:formula="sin(?f623)"/>
            <draw:equation draw:name="f628" draw:formula="0 - ?f627"/>
            <draw:equation draw:name="f629" draw:formula="?f628 * 5918"/>
            <draw:equation draw:name="f630" draw:formula="sqrt(?f626 * ?f626 + ?f629 * ?f629 + 0 * 0)"/>
            <draw:equation draw:name="f631" draw:formula="4360 * 5918 / ?f630"/>
            <draw:equation draw:name="f632" draw:formula="?f628 * ?f631"/>
            <draw:equation draw:name="f633" draw:formula="?f614 + ?f632"/>
            <draw:equation draw:name="f634" draw:formula="?f625 * ?f631"/>
            <draw:equation draw:name="f635" draw:formula="?f616 + ?f634"/>
            <draw:equation draw:name="f636" draw:formula="if(?f600, 6928, ?f617)"/>
            <draw:equation draw:name="f637" draw:formula="if(?f600, 34899, ?f618)"/>
            <draw:equation draw:name="f638" draw:formula="if(?f600, 6928, ?f619)"/>
            <draw:equation draw:name="f639" draw:formula="if(?f600, 34899, ?f620)"/>
            <draw:equation draw:name="f640" draw:formula="if(?f600, ?f617, ?f633)"/>
            <draw:equation draw:name="f641" draw:formula="if(?f600, ?f618, ?f635)"/>
            <draw:equation draw:name="f642" draw:formula="if(?f600, ?f619, ?f633)"/>
            <draw:equation draw:name="f643" draw:formula="if(?f600, ?f620, ?f635)"/>
            <draw:equation draw:name="f644" draw:formula="21550000 - 844866"/>
            <draw:equation draw:name="f645" draw:formula="if(?f644, 844866, 21550000)"/>
            <draw:equation draw:name="f646" draw:formula="-21550000 - ?f645"/>
            <draw:equation draw:name="f647" draw:formula="if(?f646, -21550000, ?f645)"/>
            <draw:equation draw:name="f648" draw:formula="8257448 + ?f647"/>
            <draw:equation draw:name="f649" draw:formula="8257448 + ?f1"/>
            <draw:equation draw:name="f650" draw:formula="?f649 * ?f12 / ?f0"/>
            <draw:equation draw:name="f651" draw:formula="0 - ?f650"/>
            <draw:equation draw:name="f652" draw:formula="cos(?f651)"/>
            <draw:equation draw:name="f653" draw:formula="0 - ?f652"/>
            <draw:equation draw:name="f654" draw:formula="?f653 * 6752"/>
            <draw:equation draw:name="f655" draw:formula="sin(?f651)"/>
            <draw:equation draw:name="f656" draw:formula="0 - ?f655"/>
            <draw:equation draw:name="f657" draw:formula="?f656 * 9215"/>
            <draw:equation draw:name="f658" draw:formula="sqrt(?f654 * ?f654 + ?f657 * ?f657 + 0 * 0)"/>
            <draw:equation draw:name="f659" draw:formula="6752 * 9215 / ?f658"/>
            <draw:equation draw:name="f660" draw:formula="?f656 * ?f659"/>
            <draw:equation draw:name="f661" draw:formula="16478 - ?f660"/>
            <draw:equation draw:name="f662" draw:formula="?f653 * ?f659"/>
            <draw:equation draw:name="f663" draw:formula="39090 - ?f662"/>
            <draw:equation draw:name="f664" draw:formula="?f661 - 6752"/>
            <draw:equation draw:name="f665" draw:formula="?f663 - 9215"/>
            <draw:equation draw:name="f666" draw:formula="?f661 + 6752"/>
            <draw:equation draw:name="f667" draw:formula="?f663 + 9215"/>
            <draw:equation draw:name="f668" draw:formula="?f648 + ?f1"/>
            <draw:equation draw:name="f669" draw:formula="?f668 * ?f12 / ?f0"/>
            <draw:equation draw:name="f670" draw:formula="0 - ?f669"/>
            <draw:equation draw:name="f671" draw:formula="cos(?f670)"/>
            <draw:equation draw:name="f672" draw:formula="0 - ?f671"/>
            <draw:equation draw:name="f673" draw:formula="?f672 * 6752"/>
            <draw:equation draw:name="f674" draw:formula="sin(?f670)"/>
            <draw:equation draw:name="f675" draw:formula="0 - ?f674"/>
            <draw:equation draw:name="f676" draw:formula="?f675 * 9215"/>
            <draw:equation draw:name="f677" draw:formula="sqrt(?f673 * ?f673 + ?f676 * ?f676 + 0 * 0)"/>
            <draw:equation draw:name="f678" draw:formula="6752 * 9215 / ?f677"/>
            <draw:equation draw:name="f679" draw:formula="?f675 * ?f678"/>
            <draw:equation draw:name="f680" draw:formula="?f661 + ?f679"/>
            <draw:equation draw:name="f681" draw:formula="?f672 * ?f678"/>
            <draw:equation draw:name="f682" draw:formula="?f663 + ?f681"/>
            <draw:equation draw:name="f683" draw:formula="if(?f647, 16478, ?f664)"/>
            <draw:equation draw:name="f684" draw:formula="if(?f647, 39090, ?f665)"/>
            <draw:equation draw:name="f685" draw:formula="if(?f647, 16478, ?f666)"/>
            <draw:equation draw:name="f686" draw:formula="if(?f647, 39090, ?f667)"/>
            <draw:equation draw:name="f687" draw:formula="if(?f647, ?f664, ?f680)"/>
            <draw:equation draw:name="f688" draw:formula="if(?f647, ?f665, ?f682)"/>
            <draw:equation draw:name="f689" draw:formula="if(?f647, ?f666, ?f680)"/>
            <draw:equation draw:name="f690" draw:formula="if(?f647, ?f667, ?f682)"/>
            <draw:equation draw:name="f691" draw:formula="21550000 - 959901"/>
            <draw:equation draw:name="f692" draw:formula="if(?f691, 959901, 21550000)"/>
            <draw:equation draw:name="f693" draw:formula="-21550000 - ?f692"/>
            <draw:equation draw:name="f694" draw:formula="if(?f693, -21550000, ?f692)"/>
            <draw:equation draw:name="f695" draw:formula="387196 + ?f694"/>
            <draw:equation draw:name="f696" draw:formula="387196 + ?f1"/>
            <draw:equation draw:name="f697" draw:formula="?f696 * ?f12 / ?f0"/>
            <draw:equation draw:name="f698" draw:formula="0 - ?f697"/>
            <draw:equation draw:name="f699" draw:formula="cos(?f698)"/>
            <draw:equation draw:name="f700" draw:formula="0 - ?f699"/>
            <draw:equation draw:name="f701" draw:formula="?f700 * 6752"/>
            <draw:equation draw:name="f702" draw:formula="sin(?f698)"/>
            <draw:equation draw:name="f703" draw:formula="0 - ?f702"/>
            <draw:equation draw:name="f704" draw:formula="?f703 * 9215"/>
            <draw:equation draw:name="f705" draw:formula="sqrt(?f701 * ?f701 + ?f704 * ?f704 + 0 * 0)"/>
            <draw:equation draw:name="f706" draw:formula="6752 * 9215 / ?f705"/>
            <draw:equation draw:name="f707" draw:formula="?f703 * ?f706"/>
            <draw:equation draw:name="f708" draw:formula="28827 - ?f707"/>
            <draw:equation draw:name="f709" draw:formula="?f700 * ?f706"/>
            <draw:equation draw:name="f710" draw:formula="34751 - ?f709"/>
            <draw:equation draw:name="f711" draw:formula="?f708 - 6752"/>
            <draw:equation draw:name="f712" draw:formula="?f710 - 9215"/>
            <draw:equation draw:name="f713" draw:formula="?f708 + 6752"/>
            <draw:equation draw:name="f714" draw:formula="?f710 + 9215"/>
            <draw:equation draw:name="f715" draw:formula="?f695 + ?f1"/>
            <draw:equation draw:name="f716" draw:formula="?f715 * ?f12 / ?f0"/>
            <draw:equation draw:name="f717" draw:formula="0 - ?f716"/>
            <draw:equation draw:name="f718" draw:formula="cos(?f717)"/>
            <draw:equation draw:name="f719" draw:formula="0 - ?f718"/>
            <draw:equation draw:name="f720" draw:formula="?f719 * 6752"/>
            <draw:equation draw:name="f721" draw:formula="sin(?f717)"/>
            <draw:equation draw:name="f722" draw:formula="0 - ?f721"/>
            <draw:equation draw:name="f723" draw:formula="?f722 * 9215"/>
            <draw:equation draw:name="f724" draw:formula="sqrt(?f720 * ?f720 + ?f723 * ?f723 + 0 * 0)"/>
            <draw:equation draw:name="f725" draw:formula="6752 * 9215 / ?f724"/>
            <draw:equation draw:name="f726" draw:formula="?f722 * ?f725"/>
            <draw:equation draw:name="f727" draw:formula="?f708 + ?f726"/>
            <draw:equation draw:name="f728" draw:formula="?f719 * ?f725"/>
            <draw:equation draw:name="f729" draw:formula="?f710 + ?f728"/>
            <draw:equation draw:name="f730" draw:formula="if(?f694, 28827, ?f711)"/>
            <draw:equation draw:name="f731" draw:formula="if(?f694, 34751, ?f712)"/>
            <draw:equation draw:name="f732" draw:formula="if(?f694, 28827, ?f713)"/>
            <draw:equation draw:name="f733" draw:formula="if(?f694, 34751, ?f714)"/>
            <draw:equation draw:name="f734" draw:formula="if(?f694, ?f711, ?f727)"/>
            <draw:equation draw:name="f735" draw:formula="if(?f694, ?f712, ?f729)"/>
            <draw:equation draw:name="f736" draw:formula="if(?f694, ?f713, ?f727)"/>
            <draw:equation draw:name="f737" draw:formula="if(?f694, ?f714, ?f729)"/>
            <draw:equation draw:name="f738" draw:formula="21550000 - 4255042"/>
            <draw:equation draw:name="f739" draw:formula="if(?f738, 4255042, 21550000)"/>
            <draw:equation draw:name="f740" draw:formula="-21550000 - ?f739"/>
            <draw:equation draw:name="f741" draw:formula="if(?f740, -21550000, ?f739)"/>
            <draw:equation draw:name="f742" draw:formula="-4217541 + ?f741"/>
            <draw:equation draw:name="f743" draw:formula="-4217541 + ?f1"/>
            <draw:equation draw:name="f744" draw:formula="?f743 * ?f12 / ?f0"/>
            <draw:equation draw:name="f745" draw:formula="0 - ?f744"/>
            <draw:equation draw:name="f746" draw:formula="cos(?f745)"/>
            <draw:equation draw:name="f747" draw:formula="0 - ?f746"/>
            <draw:equation draw:name="f748" draw:formula="?f747 * 5785"/>
            <draw:equation draw:name="f749" draw:formula="sin(?f745)"/>
            <draw:equation draw:name="f750" draw:formula="0 - ?f749"/>
            <draw:equation draw:name="f751" draw:formula="?f750 * 7867"/>
            <draw:equation draw:name="f752" draw:formula="sqrt(?f748 * ?f748 + ?f751 * ?f751 + 0 * 0)"/>
            <draw:equation draw:name="f753" draw:formula="5785 * 7867 / ?f752"/>
            <draw:equation draw:name="f754" draw:formula="?f750 * ?f753"/>
            <draw:equation draw:name="f755" draw:formula="34129 - ?f754"/>
            <draw:equation draw:name="f756" draw:formula="?f747 * ?f753"/>
            <draw:equation draw:name="f757" draw:formula="22954 - ?f756"/>
            <draw:equation draw:name="f758" draw:formula="?f755 - 5785"/>
            <draw:equation draw:name="f759" draw:formula="?f757 - 7867"/>
            <draw:equation draw:name="f760" draw:formula="?f755 + 5785"/>
            <draw:equation draw:name="f761" draw:formula="?f757 + 7867"/>
            <draw:equation draw:name="f762" draw:formula="?f742 + ?f1"/>
            <draw:equation draw:name="f763" draw:formula="?f762 * ?f12 / ?f0"/>
            <draw:equation draw:name="f764" draw:formula="0 - ?f763"/>
            <draw:equation draw:name="f765" draw:formula="cos(?f764)"/>
            <draw:equation draw:name="f766" draw:formula="0 - ?f765"/>
            <draw:equation draw:name="f767" draw:formula="?f766 * 5785"/>
            <draw:equation draw:name="f768" draw:formula="sin(?f764)"/>
            <draw:equation draw:name="f769" draw:formula="0 - ?f768"/>
            <draw:equation draw:name="f770" draw:formula="?f769 * 7867"/>
            <draw:equation draw:name="f771" draw:formula="sqrt(?f767 * ?f767 + ?f770 * ?f770 + 0 * 0)"/>
            <draw:equation draw:name="f772" draw:formula="5785 * 7867 / ?f771"/>
            <draw:equation draw:name="f773" draw:formula="?f769 * ?f772"/>
            <draw:equation draw:name="f774" draw:formula="?f755 + ?f773"/>
            <draw:equation draw:name="f775" draw:formula="?f766 * ?f772"/>
            <draw:equation draw:name="f776" draw:formula="?f757 + ?f775"/>
            <draw:equation draw:name="f777" draw:formula="if(?f741, 34129, ?f758)"/>
            <draw:equation draw:name="f778" draw:formula="if(?f741, 22954, ?f759)"/>
            <draw:equation draw:name="f779" draw:formula="if(?f741, 34129, ?f760)"/>
            <draw:equation draw:name="f780" draw:formula="if(?f741, 22954, ?f761)"/>
            <draw:equation draw:name="f781" draw:formula="if(?f741, ?f758, ?f774)"/>
            <draw:equation draw:name="f782" draw:formula="if(?f741, ?f759, ?f776)"/>
            <draw:equation draw:name="f783" draw:formula="if(?f741, ?f760, ?f774)"/>
            <draw:equation draw:name="f784" draw:formula="if(?f741, ?f761, ?f776)"/>
            <draw:equation draw:name="f785" draw:formula="21550000 - 1665090"/>
            <draw:equation draw:name="f786" draw:formula="if(?f785, 1665090, 21550000)"/>
            <draw:equation draw:name="f787" draw:formula="-21550000 - ?f786"/>
            <draw:equation draw:name="f788" draw:formula="if(?f787, -21550000, ?f786)"/>
            <draw:equation draw:name="f789" draw:formula="1819082 + ?f788"/>
            <draw:equation draw:name="f790" draw:formula="1819082 + ?f1"/>
            <draw:equation draw:name="f791" draw:formula="?f790 * ?f12 / ?f0"/>
            <draw:equation draw:name="f792" draw:formula="0 - ?f791"/>
            <draw:equation draw:name="f793" draw:formula="cos(?f792)"/>
            <draw:equation draw:name="f794" draw:formula="0 - ?f793"/>
            <draw:equation draw:name="f795" draw:formula="?f794 * 5333"/>
            <draw:equation draw:name="f796" draw:formula="sin(?f792)"/>
            <draw:equation draw:name="f797" draw:formula="0 - ?f796"/>
            <draw:equation draw:name="f798" draw:formula="?f797 * 7273"/>
            <draw:equation draw:name="f799" draw:formula="sqrt(?f795 * ?f795 + ?f798 * ?f798 + 0 * 0)"/>
            <draw:equation draw:name="f800" draw:formula="5333 * 7273 / ?f799"/>
            <draw:equation draw:name="f801" draw:formula="?f797 * ?f800"/>
            <draw:equation draw:name="f802" draw:formula="41798 - ?f801"/>
            <draw:equation draw:name="f803" draw:formula="?f794 * ?f800"/>
            <draw:equation draw:name="f804" draw:formula="15354 - ?f803"/>
            <draw:equation draw:name="f805" draw:formula="?f802 - 5333"/>
            <draw:equation draw:name="f806" draw:formula="?f804 - 7273"/>
            <draw:equation draw:name="f807" draw:formula="?f802 + 5333"/>
            <draw:equation draw:name="f808" draw:formula="?f804 + 7273"/>
            <draw:equation draw:name="f809" draw:formula="?f789 + ?f1"/>
            <draw:equation draw:name="f810" draw:formula="?f809 * ?f12 / ?f0"/>
            <draw:equation draw:name="f811" draw:formula="0 - ?f810"/>
            <draw:equation draw:name="f812" draw:formula="cos(?f811)"/>
            <draw:equation draw:name="f813" draw:formula="0 - ?f812"/>
            <draw:equation draw:name="f814" draw:formula="?f813 * 5333"/>
            <draw:equation draw:name="f815" draw:formula="sin(?f811)"/>
            <draw:equation draw:name="f816" draw:formula="0 - ?f815"/>
            <draw:equation draw:name="f817" draw:formula="?f816 * 7273"/>
            <draw:equation draw:name="f818" draw:formula="sqrt(?f814 * ?f814 + ?f817 * ?f817 + 0 * 0)"/>
            <draw:equation draw:name="f819" draw:formula="5333 * 7273 / ?f818"/>
            <draw:equation draw:name="f820" draw:formula="?f816 * ?f819"/>
            <draw:equation draw:name="f821" draw:formula="?f802 + ?f820"/>
            <draw:equation draw:name="f822" draw:formula="?f813 * ?f819"/>
            <draw:equation draw:name="f823" draw:formula="?f804 + ?f822"/>
            <draw:equation draw:name="f824" draw:formula="if(?f788, 41798, ?f805)"/>
            <draw:equation draw:name="f825" draw:formula="if(?f788, 15354, ?f806)"/>
            <draw:equation draw:name="f826" draw:formula="if(?f788, 41798, ?f807)"/>
            <draw:equation draw:name="f827" draw:formula="if(?f788, 15354, ?f808)"/>
            <draw:equation draw:name="f828" draw:formula="if(?f788, ?f805, ?f821)"/>
            <draw:equation draw:name="f829" draw:formula="if(?f788, ?f806, ?f823)"/>
            <draw:equation draw:name="f830" draw:formula="if(?f788, ?f807, ?f821)"/>
            <draw:equation draw:name="f831" draw:formula="if(?f788, ?f808, ?f823)"/>
            <draw:equation draw:name="f832" draw:formula="21550000 - 891534"/>
            <draw:equation draw:name="f833" draw:formula="if(?f832, 891534, 21550000)"/>
            <draw:equation draw:name="f834" draw:formula="-21550000 - ?f833"/>
            <draw:equation draw:name="f835" draw:formula="if(?f834, -21550000, ?f833)"/>
            <draw:equation draw:name="f836" draw:formula="-824660 + ?f835"/>
            <draw:equation draw:name="f837" draw:formula="-824660 + ?f1"/>
            <draw:equation draw:name="f838" draw:formula="?f837 * ?f12 / ?f0"/>
            <draw:equation draw:name="f839" draw:formula="0 - ?f838"/>
            <draw:equation draw:name="f840" draw:formula="cos(?f839)"/>
            <draw:equation draw:name="f841" draw:formula="0 - ?f840"/>
            <draw:equation draw:name="f842" draw:formula="?f841 * 4857"/>
            <draw:equation draw:name="f843" draw:formula="sin(?f839)"/>
            <draw:equation draw:name="f844" draw:formula="0 - ?f843"/>
            <draw:equation draw:name="f845" draw:formula="?f844 * 6595"/>
            <draw:equation draw:name="f846" draw:formula="sqrt(?f842 * ?f842 + ?f845 * ?f845 + 0 * 0)"/>
            <draw:equation draw:name="f847" draw:formula="4857 * 6595 / ?f846"/>
            <draw:equation draw:name="f848" draw:formula="?f844 * ?f847"/>
            <draw:equation draw:name="f849" draw:formula="38324 - ?f848"/>
            <draw:equation draw:name="f850" draw:formula="?f841 * ?f847"/>
            <draw:equation draw:name="f851" draw:formula="5426 - ?f850"/>
            <draw:equation draw:name="f852" draw:formula="?f849 - 4857"/>
            <draw:equation draw:name="f853" draw:formula="?f851 - 6595"/>
            <draw:equation draw:name="f854" draw:formula="?f849 + 4857"/>
            <draw:equation draw:name="f855" draw:formula="?f851 + 6595"/>
            <draw:equation draw:name="f856" draw:formula="?f836 + ?f1"/>
            <draw:equation draw:name="f857" draw:formula="?f856 * ?f12 / ?f0"/>
            <draw:equation draw:name="f858" draw:formula="0 - ?f857"/>
            <draw:equation draw:name="f859" draw:formula="cos(?f858)"/>
            <draw:equation draw:name="f860" draw:formula="0 - ?f859"/>
            <draw:equation draw:name="f861" draw:formula="?f860 * 4857"/>
            <draw:equation draw:name="f862" draw:formula="sin(?f858)"/>
            <draw:equation draw:name="f863" draw:formula="0 - ?f862"/>
            <draw:equation draw:name="f864" draw:formula="?f863 * 6595"/>
            <draw:equation draw:name="f865" draw:formula="sqrt(?f861 * ?f861 + ?f864 * ?f864 + 0 * 0)"/>
            <draw:equation draw:name="f866" draw:formula="4857 * 6595 / ?f865"/>
            <draw:equation draw:name="f867" draw:formula="?f863 * ?f866"/>
            <draw:equation draw:name="f868" draw:formula="?f849 + ?f867"/>
            <draw:equation draw:name="f869" draw:formula="?f860 * ?f866"/>
            <draw:equation draw:name="f870" draw:formula="?f851 + ?f869"/>
            <draw:equation draw:name="f871" draw:formula="if(?f835, 38324, ?f852)"/>
            <draw:equation draw:name="f872" draw:formula="if(?f835, 5426, ?f853)"/>
            <draw:equation draw:name="f873" draw:formula="if(?f835, 38324, ?f854)"/>
            <draw:equation draw:name="f874" draw:formula="if(?f835, 5426, ?f855)"/>
            <draw:equation draw:name="f875" draw:formula="if(?f835, ?f852, ?f868)"/>
            <draw:equation draw:name="f876" draw:formula="if(?f835, ?f853, ?f870)"/>
            <draw:equation draw:name="f877" draw:formula="if(?f835, ?f854, ?f868)"/>
            <draw:equation draw:name="f878" draw:formula="if(?f835, ?f855, ?f870)"/>
            <draw:equation draw:name="f879" draw:formula="21550000 - 1091722"/>
            <draw:equation draw:name="f880" draw:formula="if(?f879, 1091722, 21550000)"/>
            <draw:equation draw:name="f881" draw:formula="-21550000 - ?f880"/>
            <draw:equation draw:name="f882" draw:formula="if(?f881, -21550000, ?f880)"/>
            <draw:equation draw:name="f883" draw:formula="-8950887 + ?f882"/>
            <draw:equation draw:name="f884" draw:formula="-8950887 + ?f1"/>
            <draw:equation draw:name="f885" draw:formula="?f884 * ?f12 / ?f0"/>
            <draw:equation draw:name="f886" draw:formula="0 - ?f885"/>
            <draw:equation draw:name="f887" draw:formula="cos(?f886)"/>
            <draw:equation draw:name="f888" draw:formula="0 - ?f887"/>
            <draw:equation draw:name="f889" draw:formula="?f888 * 4857"/>
            <draw:equation draw:name="f890" draw:formula="sin(?f886)"/>
            <draw:equation draw:name="f891" draw:formula="0 - ?f890"/>
            <draw:equation draw:name="f892" draw:formula="?f891 * 6595"/>
            <draw:equation draw:name="f893" draw:formula="sqrt(?f889 * ?f889 + ?f892 * ?f892 + 0 * 0)"/>
            <draw:equation draw:name="f894" draw:formula="4857 * 6595 / ?f893"/>
            <draw:equation draw:name="f895" draw:formula="?f891 * ?f894"/>
            <draw:equation draw:name="f896" draw:formula="29078 - ?f895"/>
            <draw:equation draw:name="f897" draw:formula="?f888 * ?f894"/>
            <draw:equation draw:name="f898" draw:formula="3952 - ?f897"/>
            <draw:equation draw:name="f899" draw:formula="?f896 - 4857"/>
            <draw:equation draw:name="f900" draw:formula="?f898 - 6595"/>
            <draw:equation draw:name="f901" draw:formula="?f896 + 4857"/>
            <draw:equation draw:name="f902" draw:formula="?f898 + 6595"/>
            <draw:equation draw:name="f903" draw:formula="?f883 + ?f1"/>
            <draw:equation draw:name="f904" draw:formula="?f903 * ?f12 / ?f0"/>
            <draw:equation draw:name="f905" draw:formula="0 - ?f904"/>
            <draw:equation draw:name="f906" draw:formula="cos(?f905)"/>
            <draw:equation draw:name="f907" draw:formula="0 - ?f906"/>
            <draw:equation draw:name="f908" draw:formula="?f907 * 4857"/>
            <draw:equation draw:name="f909" draw:formula="sin(?f905)"/>
            <draw:equation draw:name="f910" draw:formula="0 - ?f909"/>
            <draw:equation draw:name="f911" draw:formula="?f910 * 6595"/>
            <draw:equation draw:name="f912" draw:formula="sqrt(?f908 * ?f908 + ?f911 * ?f911 + 0 * 0)"/>
            <draw:equation draw:name="f913" draw:formula="4857 * 6595 / ?f912"/>
            <draw:equation draw:name="f914" draw:formula="?f910 * ?f913"/>
            <draw:equation draw:name="f915" draw:formula="?f896 + ?f914"/>
            <draw:equation draw:name="f916" draw:formula="?f907 * ?f913"/>
            <draw:equation draw:name="f917" draw:formula="?f898 + ?f916"/>
            <draw:equation draw:name="f918" draw:formula="if(?f882, 29078, ?f899)"/>
            <draw:equation draw:name="f919" draw:formula="if(?f882, 3952, ?f900)"/>
            <draw:equation draw:name="f920" draw:formula="if(?f882, 29078, ?f901)"/>
            <draw:equation draw:name="f921" draw:formula="if(?f882, 3952, ?f902)"/>
            <draw:equation draw:name="f922" draw:formula="if(?f882, ?f899, ?f915)"/>
            <draw:equation draw:name="f923" draw:formula="if(?f882, ?f900, ?f917)"/>
            <draw:equation draw:name="f924" draw:formula="if(?f882, ?f901, ?f915)"/>
            <draw:equation draw:name="f925" draw:formula="if(?f882, ?f902, ?f917)"/>
            <draw:equation draw:name="f926" draw:formula="21550000 - 1061181"/>
            <draw:equation draw:name="f927" draw:formula="if(?f926, 1061181, 21550000)"/>
            <draw:equation draw:name="f928" draw:formula="-21550000 - ?f927"/>
            <draw:equation draw:name="f929" draw:formula="if(?f928, -21550000, ?f927)"/>
            <draw:equation draw:name="f930" draw:formula="-9809656 + ?f929"/>
            <draw:equation draw:name="f931" draw:formula="-9809656 + ?f1"/>
            <draw:equation draw:name="f932" draw:formula="?f931 * ?f12 / ?f0"/>
            <draw:equation draw:name="f933" draw:formula="0 - ?f932"/>
            <draw:equation draw:name="f934" draw:formula="cos(?f933)"/>
            <draw:equation draw:name="f935" draw:formula="0 - ?f934"/>
            <draw:equation draw:name="f936" draw:formula="?f935 * 4365"/>
            <draw:equation draw:name="f937" draw:formula="sin(?f933)"/>
            <draw:equation draw:name="f938" draw:formula="0 - ?f937"/>
            <draw:equation draw:name="f939" draw:formula="?f938 * 5945"/>
            <draw:equation draw:name="f940" draw:formula="sqrt(?f936 * ?f936 + ?f939 * ?f939 + 0 * 0)"/>
            <draw:equation draw:name="f941" draw:formula="4365 * 5945 / ?f940"/>
            <draw:equation draw:name="f942" draw:formula="?f938 * ?f941"/>
            <draw:equation draw:name="f943" draw:formula="22141 - ?f942"/>
            <draw:equation draw:name="f944" draw:formula="?f935 * ?f941"/>
            <draw:equation draw:name="f945" draw:formula="4720 - ?f944"/>
            <draw:equation draw:name="f946" draw:formula="?f943 - 4365"/>
            <draw:equation draw:name="f947" draw:formula="?f945 - 5945"/>
            <draw:equation draw:name="f948" draw:formula="?f943 + 4365"/>
            <draw:equation draw:name="f949" draw:formula="?f945 + 5945"/>
            <draw:equation draw:name="f950" draw:formula="?f930 + ?f1"/>
            <draw:equation draw:name="f951" draw:formula="?f950 * ?f12 / ?f0"/>
            <draw:equation draw:name="f952" draw:formula="0 - ?f951"/>
            <draw:equation draw:name="f953" draw:formula="cos(?f952)"/>
            <draw:equation draw:name="f954" draw:formula="0 - ?f953"/>
            <draw:equation draw:name="f955" draw:formula="?f954 * 4365"/>
            <draw:equation draw:name="f956" draw:formula="sin(?f952)"/>
            <draw:equation draw:name="f957" draw:formula="0 - ?f956"/>
            <draw:equation draw:name="f958" draw:formula="?f957 * 5945"/>
            <draw:equation draw:name="f959" draw:formula="sqrt(?f955 * ?f955 + ?f958 * ?f958 + 0 * 0)"/>
            <draw:equation draw:name="f960" draw:formula="4365 * 5945 / ?f959"/>
            <draw:equation draw:name="f961" draw:formula="?f957 * ?f960"/>
            <draw:equation draw:name="f962" draw:formula="?f943 + ?f961"/>
            <draw:equation draw:name="f963" draw:formula="?f954 * ?f960"/>
            <draw:equation draw:name="f964" draw:formula="?f945 + ?f963"/>
            <draw:equation draw:name="f965" draw:formula="if(?f929, 22141, ?f946)"/>
            <draw:equation draw:name="f966" draw:formula="if(?f929, 4720, ?f947)"/>
            <draw:equation draw:name="f967" draw:formula="if(?f929, 22141, ?f948)"/>
            <draw:equation draw:name="f968" draw:formula="if(?f929, 4720, ?f949)"/>
            <draw:equation draw:name="f969" draw:formula="if(?f929, ?f946, ?f962)"/>
            <draw:equation draw:name="f970" draw:formula="if(?f929, ?f947, ?f964)"/>
            <draw:equation draw:name="f971" draw:formula="if(?f929, ?f948, ?f962)"/>
            <draw:equation draw:name="f972" draw:formula="if(?f929, ?f949, ?f964)"/>
            <draw:equation draw:name="f973" draw:formula="21550000 - 739161"/>
            <draw:equation draw:name="f974" draw:formula="if(?f973, 739161, 21550000)"/>
            <draw:equation draw:name="f975" draw:formula="-21550000 - ?f974"/>
            <draw:equation draw:name="f976" draw:formula="if(?f975, -21550000, ?f974)"/>
            <draw:equation draw:name="f977" draw:formula="-4002417 + ?f976"/>
            <draw:equation draw:name="f978" draw:formula="-4002417 + ?f1"/>
            <draw:equation draw:name="f979" draw:formula="?f978 * ?f12 / ?f0"/>
            <draw:equation draw:name="f980" draw:formula="0 - ?f979"/>
            <draw:equation draw:name="f981" draw:formula="cos(?f980)"/>
            <draw:equation draw:name="f982" draw:formula="0 - ?f981"/>
            <draw:equation draw:name="f983" draw:formula="?f982 * 6753"/>
            <draw:equation draw:name="f984" draw:formula="sin(?f980)"/>
            <draw:equation draw:name="f985" draw:formula="0 - ?f984"/>
            <draw:equation draw:name="f986" draw:formula="?f985 * 9190"/>
            <draw:equation draw:name="f987" draw:formula="sqrt(?f983 * ?f983 + ?f986 * ?f986 + 0 * 0)"/>
            <draw:equation draw:name="f988" draw:formula="6753 * 9190 / ?f987"/>
            <draw:equation draw:name="f989" draw:formula="?f985 * ?f988"/>
            <draw:equation draw:name="f990" draw:formula="14000 - ?f989"/>
            <draw:equation draw:name="f991" draw:formula="?f982 * ?f988"/>
            <draw:equation draw:name="f992" draw:formula="5192 - ?f991"/>
            <draw:equation draw:name="f993" draw:formula="?f990 - 6753"/>
            <draw:equation draw:name="f994" draw:formula="?f992 - 9190"/>
            <draw:equation draw:name="f995" draw:formula="?f990 + 6753"/>
            <draw:equation draw:name="f996" draw:formula="?f992 + 9190"/>
            <draw:equation draw:name="f997" draw:formula="?f977 + ?f1"/>
            <draw:equation draw:name="f998" draw:formula="?f997 * ?f12 / ?f0"/>
            <draw:equation draw:name="f999" draw:formula="0 - ?f998"/>
            <draw:equation draw:name="f1000" draw:formula="cos(?f999)"/>
            <draw:equation draw:name="f1001" draw:formula="0 - ?f1000"/>
            <draw:equation draw:name="f1002" draw:formula="?f1001 * 6753"/>
            <draw:equation draw:name="f1003" draw:formula="sin(?f999)"/>
            <draw:equation draw:name="f1004" draw:formula="0 - ?f1003"/>
            <draw:equation draw:name="f1005" draw:formula="?f1004 * 9190"/>
            <draw:equation draw:name="f1006" draw:formula="sqrt(?f1002 * ?f1002 + ?f1005 * ?f1005 + 0 * 0)"/>
            <draw:equation draw:name="f1007" draw:formula="6753 * 9190 / ?f1006"/>
            <draw:equation draw:name="f1008" draw:formula="?f1004 * ?f1007"/>
            <draw:equation draw:name="f1009" draw:formula="?f990 + ?f1008"/>
            <draw:equation draw:name="f1010" draw:formula="?f1001 * ?f1007"/>
            <draw:equation draw:name="f1011" draw:formula="?f992 + ?f1010"/>
            <draw:equation draw:name="f1012" draw:formula="if(?f976, 14000, ?f993)"/>
            <draw:equation draw:name="f1013" draw:formula="if(?f976, 5192, ?f994)"/>
            <draw:equation draw:name="f1014" draw:formula="if(?f976, 14000, ?f995)"/>
            <draw:equation draw:name="f1015" draw:formula="if(?f976, 5192, ?f996)"/>
            <draw:equation draw:name="f1016" draw:formula="if(?f976, ?f993, ?f1009)"/>
            <draw:equation draw:name="f1017" draw:formula="if(?f976, ?f994, ?f1011)"/>
            <draw:equation draw:name="f1018" draw:formula="if(?f976, ?f995, ?f1009)"/>
            <draw:equation draw:name="f1019" draw:formula="if(?f976, ?f996, ?f1011)"/>
            <draw:equation draw:name="f1020" draw:formula="21550000 - 711490"/>
            <draw:equation draw:name="f1021" draw:formula="if(?f1020, 711490, 21550000)"/>
            <draw:equation draw:name="f1022" draw:formula="-21550000 - ?f1021"/>
            <draw:equation draw:name="f1023" draw:formula="if(?f1022, -21550000, ?f1021)"/>
            <draw:equation draw:name="f1024" draw:formula="9459261 + ?f1023"/>
            <draw:equation draw:name="f1025" draw:formula="9459261 + ?f1"/>
            <draw:equation draw:name="f1026" draw:formula="?f1025 * ?f12 / ?f0"/>
            <draw:equation draw:name="f1027" draw:formula="0 - ?f1026"/>
            <draw:equation draw:name="f1028" draw:formula="cos(?f1027)"/>
            <draw:equation draw:name="f1029" draw:formula="0 - ?f1028"/>
            <draw:equation draw:name="f1030" draw:formula="?f1029 * 6753"/>
            <draw:equation draw:name="f1031" draw:formula="sin(?f1027)"/>
            <draw:equation draw:name="f1032" draw:formula="0 - ?f1031"/>
            <draw:equation draw:name="f1033" draw:formula="?f1032 * 9190"/>
            <draw:equation draw:name="f1034" draw:formula="sqrt(?f1030 * ?f1030 + ?f1033 * ?f1033 + 0 * 0)"/>
            <draw:equation draw:name="f1035" draw:formula="6753 * 9190 / ?f1034"/>
            <draw:equation draw:name="f1036" draw:formula="?f1032 * ?f1035"/>
            <draw:equation draw:name="f1037" draw:formula="4127 - ?f1036"/>
            <draw:equation draw:name="f1038" draw:formula="?f1029 * ?f1035"/>
            <draw:equation draw:name="f1039" draw:formula="15789 - ?f1038"/>
            <draw:equation draw:name="f1040" draw:formula="?f1037 - 6753"/>
            <draw:equation draw:name="f1041" draw:formula="?f1039 - 9190"/>
            <draw:equation draw:name="f1042" draw:formula="?f1037 + 6753"/>
            <draw:equation draw:name="f1043" draw:formula="?f1039 + 9190"/>
            <draw:equation draw:name="f1044" draw:formula="?f1024 + ?f1"/>
            <draw:equation draw:name="f1045" draw:formula="?f1044 * ?f12 / ?f0"/>
            <draw:equation draw:name="f1046" draw:formula="0 - ?f1045"/>
            <draw:equation draw:name="f1047" draw:formula="cos(?f1046)"/>
            <draw:equation draw:name="f1048" draw:formula="0 - ?f1047"/>
            <draw:equation draw:name="f1049" draw:formula="?f1048 * 6753"/>
            <draw:equation draw:name="f1050" draw:formula="sin(?f1046)"/>
            <draw:equation draw:name="f1051" draw:formula="0 - ?f1050"/>
            <draw:equation draw:name="f1052" draw:formula="?f1051 * 9190"/>
            <draw:equation draw:name="f1053" draw:formula="sqrt(?f1049 * ?f1049 + ?f1052 * ?f1052 + 0 * 0)"/>
            <draw:equation draw:name="f1054" draw:formula="6753 * 9190 / ?f1053"/>
            <draw:equation draw:name="f1055" draw:formula="?f1051 * ?f1054"/>
            <draw:equation draw:name="f1056" draw:formula="?f1037 + ?f1055"/>
            <draw:equation draw:name="f1057" draw:formula="?f1048 * ?f1054"/>
            <draw:equation draw:name="f1058" draw:formula="?f1039 + ?f1057"/>
            <draw:equation draw:name="f1059" draw:formula="if(?f1023, 4127, ?f1040)"/>
            <draw:equation draw:name="f1060" draw:formula="if(?f1023, 15789, ?f1041)"/>
            <draw:equation draw:name="f1061" draw:formula="if(?f1023, 4127, ?f1042)"/>
            <draw:equation draw:name="f1062" draw:formula="if(?f1023, 15789, ?f1043)"/>
            <draw:equation draw:name="f1063" draw:formula="if(?f1023, ?f1040, ?f1056)"/>
            <draw:equation draw:name="f1064" draw:formula="if(?f1023, ?f1041, ?f1058)"/>
            <draw:equation draw:name="f1065" draw:formula="if(?f1023, ?f1042, ?f1056)"/>
            <draw:equation draw:name="f1066" draw:formula="if(?f1023, ?f1043, ?f1058)"/>
          </draw:enhanced-geometry>
        </draw:custom-shape>
        <draw:custom-shape svg:width="1.5099in" svg:height="0.4047in" draw:id="id74" draw:style-name="a436" draw:transform="translate(-0.75495in -0.20235in) rotate(-5.6195) translate(11.33728in 1.18576in)" draw:name="Left-Right Arrow 18">
          <svg:title/>
          <svg:desc/>
          <text:p text:style-name="a435" text:class-names="" text:cond-style-name=""><text:span text:style-name="a434" text:class-names=""/></text:p>
          <draw:enhanced-geometry xmlns:dr3d="urn:oasis:names:tc:opendocument:xmlns:dr3d:1.0" draw:path-stretchpoint-x="21600" draw:path-stretchpoint-y="21600" draw:type="non-primitive" svg:viewBox="0 0 21600 21600" draw:enhanced-path="M ?f0 ?f6 L ?f13 ?f2 ?f13 ?f16 ?f14 ?f16 ?f14 ?f2 ?f1 ?f6 ?f14 ?f3 ?f14 ?f17 ?f13 ?f17 ?f13 ?f3 Z N" draw:text-areas="?f19 ?f16 ?f20 ?f17" draw:glue-points="?f14 ?f2 ?f9 ?f16 ?f13 ?f2 ?f13 ?f3 ?f9 ?f17 ?f14 ?f3" draw:glue-point-leaving-directions="-360, -360, -360, -180, -180, -180" draw:modifiers="50000 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1 - ?f13"/>
            <draw:equation draw:name="f15" draw:formula="?f4 * ?f11 / 200000"/>
            <draw:equation draw:name="f16" draw:formula="?f6 - ?f15"/>
            <draw:equation draw:name="f17" draw:formula="?f6 + ?f15"/>
            <draw:equation draw:name="f18" draw:formula="?f16 * ?f13 / ?f5"/>
            <draw:equation draw:name="f19" draw:formula="?f13 - ?f18"/>
            <draw:equation draw:name="f20" draw:formula="?f14 + ?f18"/>
          </draw:enhanced-geometry>
        </draw:custom-shape>
        <draw:custom-shape svg:x="1.08866in" svg:y="2.69956in" svg:width="3.99741in" svg:height="0.64912in" draw:id="id75" draw:style-name="a441" draw:name="Rectangle 21">
          <svg:title/>
          <svg:desc/>
          <text:p text:style-name="a438" text:class-names="" text:cond-style-name=""><text:span text:style-name="a437" text:class-names="">Index.html</text:span></text:p>
          <text:p text:style-name="a440" text:class-names="" text:cond-style-name=""><text:span text:style-name="a4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7222in" svg:y="3.36849in" svg:width="0.29167in" svg:height="0.5315in" draw:id="id76" draw:style-name="a444" draw:name="Down Arrow 22">
          <svg:title/>
          <svg:desc/>
          <text:p text:style-name="a443" text:class-names="" text:cond-style-name=""><text:span text:style-name="a442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673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2.47222in" svg:y="4.5655in" svg:width="0.29167in" svg:height="0.5315in" draw:id="id77" draw:style-name="a447" draw:name="Down Arrow 23">
          <svg:title/>
          <svg:desc/>
          <text:p text:style-name="a446" text:class-names="" text:cond-style-name=""><text:span text:style-name="a445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5673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3.375in" svg:y="3.34071in" svg:width="0.26389in" svg:height="0.5315in" draw:id="id78" draw:style-name="a450" draw:name="Up Arrow 24">
          <svg:title/>
          <svg:desc/>
          <text:p text:style-name="a449" text:class-names="" text:cond-style-name=""><text:span text:style-name="a448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5362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3.375in" svg:y="4.53772in" svg:width="0.26389in" svg:height="0.5315in" draw:id="id79" draw:style-name="a453" draw:name="Up Arrow 25">
          <svg:title/>
          <svg:desc/>
          <text:p text:style-name="a452" text:class-names="" text:cond-style-name=""><text:span text:style-name="a451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5362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80" draw:style-name="a457" draw:name="TextBox 26" svg:x="3.57124in" svg:y="0.20365in" svg:width="0.95928in" svg:height="0.40391in">
          <draw:text-box>
            <text:p text:style-name="a456" text:class-names="" text:cond-style-name=""><text:span text:style-name="a454" text:class-names="">Camille</text:span><text:span text:style-name="a455" text:class-names=""/></text:p>
          </draw:text-box>
          <svg:title/>
          <svg:desc/>
        </draw:frame>
        <draw:custom-shape svg:x="3.00731in" svg:y="0.83557in" svg:width="0.34722in" svg:height="1.81861in" draw:id="id81" draw:style-name="a460" draw:name="Up-Down Arrow 27">
          <svg:title/>
          <svg:desc/>
          <text:p text:style-name="a459" text:class-names="" text:cond-style-name=""><text:span text:style-name="a458" text:class-names=""/></text:p>
          <draw:enhanced-geometry xmlns:dr3d="urn:oasis:names:tc:opendocument:xmlns:dr3d:1.0" draw:path-stretchpoint-x="21600" draw:path-stretchpoint-y="21600" draw:type="non-primitive" svg:viewBox="0 0 21600 21600" draw:enhanced-path="M ?f0 ?f13 L ?f9 ?f2 ?f1 ?f13 ?f17 ?f13 ?f17 ?f14 ?f1 ?f14 ?f9 ?f3 ?f0 ?f14 ?f16 ?f14 ?f16 ?f13 Z N" draw:text-areas="?f16 ?f19 ?f17 ?f20" draw:glue-points="?f0 ?f13 ?f16 ?f6 ?f0 ?f14 ?f1 ?f14 ?f17 ?f6 ?f1 ?f13" draw:glue-point-leaving-directions="-270, -270, -270, -90, -90, -90" draw:modifiers="50000 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3 - ?f13"/>
            <draw:equation draw:name="f15" draw:formula="?f7 * ?f11 / 200000"/>
            <draw:equation draw:name="f16" draw:formula="?f9 - ?f15"/>
            <draw:equation draw:name="f17" draw:formula="?f9 + ?f15"/>
            <draw:equation draw:name="f18" draw:formula="?f16 * ?f13 / ?f8"/>
            <draw:equation draw:name="f19" draw:formula="?f13 - ?f18"/>
            <draw:equation draw:name="f20" draw:formula="?f14 + ?f18"/>
          </draw:enhanced-geometry>
        </draw:custom-shape>
        <draw:custom-shape svg:x="5.14456in" svg:y="5.49058in" svg:width="2.51827in" svg:height="0.25942in" draw:id="id82" draw:style-name="a464" draw:name="Right Arrow 29">
          <svg:title/>
          <svg:desc/>
          <text:p text:style-name="a463" text:class-names="" text:cond-style-name=""><text:span text:style-name="a461" text:class-names="">ajax</text:span><text:span text:style-name="a462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0487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2.51827in" svg:height="0.25942in" draw:id="id83" draw:style-name="a467" draw:transform="translate(-1.25913in -0.12971in) rotate(-3.14159) translate(6.37152in 5.32172in)" draw:name="Right Arrow 30">
          <svg:title/>
          <svg:desc/>
          <text:p text:style-name="a466" text:class-names="" text:cond-style-name=""><text:span text:style-name="a465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0487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3" draw:style-name="a468" draw:master-page-name="Master1-Layout1-title-Title-Slide" presentation:presentation-page-layout-name="Master1-PPL1" draw:id="Slide-258">
        <draw:custom-shape svg:x="0.52631in" svg:y="0.26389in" svg:width="12.36257in" svg:height="6.4598in" draw:id="id84" draw:style-name="a472" draw:name="Rectangle 2">
          <svg:title/>
          <svg:desc/>
          <text:p text:style-name="a471" text:class-names="" text:cond-style-name=""><text:span text:style-name="a469" text:class-names="">Web Browser</text:span><text:span text:style-name="a4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2785in" svg:y="1in" svg:width="11.58882in" svg:height="5.31579in" draw:id="id85" draw:style-name="a478" draw:name="Rectangle 4">
          <svg:title/>
          <svg:desc/>
          <text:p text:style-name="a477" text:class-names="" text:cond-style-name=""><text:span text:style-name="a473" text:class-names="">Holochess</text:span><text:span text:style-name="a474" text:class-names=""><text:s text:c="1"/></text:span><text:span text:style-name="a475" text:class-names="">WebApp</text:span><text:span text:style-name="a4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1456in" svg:y="3.19735in" svg:width="11.00856in" svg:height="0.50948in" draw:id="id86" draw:style-name="a483" draw:name="Rectangle 5">
          <svg:title/>
          <svg:desc/>
          <text:p text:style-name="a480" text:class-names="" text:cond-style-name=""><text:span text:style-name="a479" text:class-names="">Holochess.js</text:span></text:p>
          <text:p text:style-name="a482" text:class-names="" text:cond-style-name=""><text:span text:style-name="a4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7877in" svg:y="4.54603in" svg:width="3.72508in" svg:height="1.03509in" draw:id="id87" draw:style-name="a488" draw:name="Rectangle 6">
          <svg:title/>
          <svg:desc/>
          <text:p text:style-name="a485" text:class-names="" text:cond-style-name=""><text:span text:style-name="a484" text:class-names="">Holo-bridge.js</text:span></text:p>
          <text:p text:style-name="a487" text:class-names="" text:cond-style-name=""><text:span text:style-name="a4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5486in" svg:y="4.54603in" svg:width="1.818in" svg:height="0.77778in" draw:id="id88" draw:style-name="a492" draw:name="Rectangle 3">
          <svg:title/>
          <svg:desc/>
          <text:p text:style-name="a491" text:class-names="" text:cond-style-name=""><text:span text:style-name="a489" text:class-names="">Chess.js</text:span><text:span text:style-name="a4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5195in" svg:y="4.54603in" svg:width="1.74062in" svg:height="0.66516in" draw:id="id89" draw:style-name="a496" draw:name="Rectangle 20">
          <svg:title/>
          <svg:desc/>
          <text:p text:style-name="a495" text:class-names="" text:cond-style-name=""><text:span text:style-name="a493" text:class-names="">Chessboard.js</text:span><text:span text:style-name="a4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1456in" svg:y="1.69883in" svg:width="10.98608in" svg:height="0.89693in" draw:id="id90" draw:style-name="a501" draw:name="Rectangle 22">
          <svg:title/>
          <svg:desc/>
          <text:p text:style-name="a498" text:class-names="" text:cond-style-name=""><text:span text:style-name="a497" text:class-names="">Index.html</text:span></text:p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9839in" svg:y="1.89511in" svg:width="2.97076in" svg:height="0.44588in" draw:id="id91" draw:style-name="a506" draw:name="Rectangle 21">
          <svg:title/>
          <svg:desc/>
          <text:p text:style-name="a505" text:class-names="" text:cond-style-name=""><text:span text:style-name="a502" text:class-names="">Bootstrap</text:span><text:span text:style-name="a503" text:class-names=""><text:s text:c="1"/>twitter</text:span><text:span text:style-name="a5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9839in" svg:y="3.7953in" svg:width="0.42106in" svg:height="0.73611in" draw:id="id92" draw:style-name="a509" draw:name="Up-Down Arrow 7">
          <svg:title/>
          <svg:desc/>
          <text:p text:style-name="a508" text:class-names="" text:cond-style-name=""><text:span text:style-name="a507" text:class-names=""/></text:p>
          <draw:enhanced-geometry xmlns:dr3d="urn:oasis:names:tc:opendocument:xmlns:dr3d:1.0" draw:path-stretchpoint-x="21600" draw:path-stretchpoint-y="21600" draw:type="non-primitive" svg:viewBox="0 0 21600 21600" draw:enhanced-path="M ?f0 ?f13 L ?f9 ?f2 ?f1 ?f13 ?f17 ?f13 ?f17 ?f14 ?f1 ?f14 ?f9 ?f3 ?f0 ?f14 ?f16 ?f14 ?f16 ?f13 Z N" draw:text-areas="?f16 ?f19 ?f17 ?f20" draw:glue-points="?f0 ?f13 ?f16 ?f6 ?f0 ?f14 ?f1 ?f14 ?f17 ?f6 ?f1 ?f13" draw:glue-point-leaving-directions="-270, -270, -270, -90, -90, -90" draw:modifiers="50000 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3 - ?f13"/>
            <draw:equation draw:name="f15" draw:formula="?f7 * ?f11 / 200000"/>
            <draw:equation draw:name="f16" draw:formula="?f9 - ?f15"/>
            <draw:equation draw:name="f17" draw:formula="?f9 + ?f15"/>
            <draw:equation draw:name="f18" draw:formula="?f16 * ?f13 / ?f8"/>
            <draw:equation draw:name="f19" draw:formula="?f13 - ?f18"/>
            <draw:equation draw:name="f20" draw:formula="?f14 + ?f18"/>
          </draw:enhanced-geometry>
        </draw:custom-shape>
        <draw:custom-shape svg:x="6.28654in" svg:y="3.80992in" svg:width="0.42106in" svg:height="0.73611in" draw:id="id93" draw:style-name="a512" draw:name="Up-Down Arrow 23">
          <svg:title/>
          <svg:desc/>
          <text:p text:style-name="a511" text:class-names="" text:cond-style-name=""><text:span text:style-name="a510" text:class-names=""/></text:p>
          <draw:enhanced-geometry xmlns:dr3d="urn:oasis:names:tc:opendocument:xmlns:dr3d:1.0" draw:path-stretchpoint-x="21600" draw:path-stretchpoint-y="21600" draw:type="non-primitive" svg:viewBox="0 0 21600 21600" draw:enhanced-path="M ?f0 ?f13 L ?f9 ?f2 ?f1 ?f13 ?f17 ?f13 ?f17 ?f14 ?f1 ?f14 ?f9 ?f3 ?f0 ?f14 ?f16 ?f14 ?f16 ?f13 Z N" draw:text-areas="?f16 ?f19 ?f17 ?f20" draw:glue-points="?f0 ?f13 ?f16 ?f6 ?f0 ?f14 ?f1 ?f14 ?f17 ?f6 ?f1 ?f13" draw:glue-point-leaving-directions="-270, -270, -270, -90, -90, -90" draw:modifiers="50000 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3 - ?f13"/>
            <draw:equation draw:name="f15" draw:formula="?f7 * ?f11 / 200000"/>
            <draw:equation draw:name="f16" draw:formula="?f9 - ?f15"/>
            <draw:equation draw:name="f17" draw:formula="?f9 + ?f15"/>
            <draw:equation draw:name="f18" draw:formula="?f16 * ?f13 / ?f8"/>
            <draw:equation draw:name="f19" draw:formula="?f13 - ?f18"/>
            <draw:equation draw:name="f20" draw:formula="?f14 + ?f18"/>
          </draw:enhanced-geometry>
        </draw:custom-shape>
        <draw:custom-shape svg:x="9.25333in" svg:y="3.78941in" svg:width="0.42106in" svg:height="0.73611in" draw:id="id94" draw:style-name="a515" draw:name="Up-Down Arrow 24">
          <svg:title/>
          <svg:desc/>
          <text:p text:style-name="a514" text:class-names="" text:cond-style-name=""><text:span text:style-name="a513" text:class-names=""/></text:p>
          <draw:enhanced-geometry xmlns:dr3d="urn:oasis:names:tc:opendocument:xmlns:dr3d:1.0" draw:path-stretchpoint-x="21600" draw:path-stretchpoint-y="21600" draw:type="non-primitive" svg:viewBox="0 0 21600 21600" draw:enhanced-path="M ?f0 ?f13 L ?f9 ?f2 ?f1 ?f13 ?f17 ?f13 ?f17 ?f14 ?f1 ?f14 ?f9 ?f3 ?f0 ?f14 ?f16 ?f14 ?f16 ?f13 Z N" draw:text-areas="?f16 ?f19 ?f17 ?f20" draw:glue-points="?f0 ?f13 ?f16 ?f6 ?f0 ?f14 ?f1 ?f14 ?f17 ?f6 ?f1 ?f13" draw:glue-point-leaving-directions="-270, -270, -270, -90, -90, -90" draw:modifiers="50000 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3 - ?f13"/>
            <draw:equation draw:name="f15" draw:formula="?f7 * ?f11 / 200000"/>
            <draw:equation draw:name="f16" draw:formula="?f9 - ?f15"/>
            <draw:equation draw:name="f17" draw:formula="?f9 + ?f15"/>
            <draw:equation draw:name="f18" draw:formula="?f16 * ?f13 / ?f8"/>
            <draw:equation draw:name="f19" draw:formula="?f13 - ?f18"/>
            <draw:equation draw:name="f20" draw:formula="?f14 + ?f18"/>
          </draw:enhanced-geometry>
        </draw:custom-shape>
        <draw:custom-shape svg:x="5.75195in" svg:y="2.55849in" svg:width="0.42106in" svg:height="0.63886in" draw:id="id95" draw:style-name="a518" draw:name="Up-Down Arrow 25">
          <svg:title/>
          <svg:desc/>
          <text:p text:style-name="a517" text:class-names="" text:cond-style-name=""><text:span text:style-name="a516" text:class-names=""/></text:p>
          <draw:enhanced-geometry xmlns:dr3d="urn:oasis:names:tc:opendocument:xmlns:dr3d:1.0" draw:path-stretchpoint-x="21600" draw:path-stretchpoint-y="21600" draw:type="non-primitive" svg:viewBox="0 0 21600 21600" draw:enhanced-path="M ?f0 ?f13 L ?f9 ?f2 ?f1 ?f13 ?f17 ?f13 ?f17 ?f14 ?f1 ?f14 ?f9 ?f3 ?f0 ?f14 ?f16 ?f14 ?f16 ?f13 Z N" draw:text-areas="?f16 ?f19 ?f17 ?f20" draw:glue-points="?f0 ?f13 ?f16 ?f6 ?f0 ?f14 ?f1 ?f14 ?f17 ?f6 ?f1 ?f13" draw:glue-point-leaving-directions="-270, -270, -270, -90, -90, -90" draw:modifiers="50000 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3 - ?f13"/>
            <draw:equation draw:name="f15" draw:formula="?f7 * ?f11 / 200000"/>
            <draw:equation draw:name="f16" draw:formula="?f9 - ?f15"/>
            <draw:equation draw:name="f17" draw:formula="?f9 + ?f15"/>
            <draw:equation draw:name="f18" draw:formula="?f16 * ?f13 / ?f8"/>
            <draw:equation draw:name="f19" draw:formula="?f13 - ?f18"/>
            <draw:equation draw:name="f20" draw:formula="?f14 + ?f18"/>
          </draw:enhanced-geometry>
        </draw:custom-shape>
      </draw:page>
      <draw:page draw:name="Slide4" draw:style-name="a519" draw:master-page-name="Master1-Layout2-obj-Title-and-Content" presentation:presentation-page-layout-name="Master1-PPL2" draw:id="Slide-259">
        <draw:custom-shape svg:x="5.06818in" svg:y="1.97109in" svg:width="2.20833in" svg:height="0.56944in" draw:id="id96" draw:style-name="a523" draw:name="Rectangle 3">
          <svg:title/>
          <svg:desc/>
          <text:p text:style-name="a522" text:class-names="" text:cond-style-name=""><text:span text:style-name="a520" text:class-names="">empty</text:span><text:span text:style-name="a5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style-name="a527" draw:name="TextBox 4" svg:x="5.26263in" svg:y="0.34722in" svg:width="2.11237in" svg:height="0.40391in">
          <draw:text-box>
            <text:p text:style-name="a526" text:class-names="" text:cond-style-name=""><text:span text:style-name="a524" text:class-names="">App state machine</text:span><text:span text:style-name="a525" text:class-names=""/></text:p>
          </draw:text-box>
          <svg:title/>
          <svg:desc/>
        </draw:frame>
        <draw:custom-shape svg:x="5.887in" svg:y="0.93056in" svg:width="0.57071in" svg:height="0.41667in" draw:id="id98" draw:style-name="a531" draw:name="Oval 5">
          <svg:title/>
          <svg:desc/>
          <text:p text:style-name="a530" text:class-names="" text:cond-style-name=""><text:span text:style-name="a528" text:class-names="">null</text:span><text:span text:style-name="a52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6.17235in" svg:y1="1.34722in" draw:start-shape="id98" draw:start-glue-point="2" svg:x2="6.17235in" svg:y2="1.97109in" draw:end-shape="id96" draw:end-glue-point="0" draw:id="id99" draw:style-name="a533" draw:name="Straight Arrow Connector 6">
          <svg:title/>
          <svg:desc/>
        </draw:connector>
        <draw:frame draw:id="id100" draw:style-name="a537" draw:name="TextBox 9" svg:x="6.17235in" svg:y="1.38776in" svg:width="0.95753in" svg:height="0.40391in">
          <draw:text-box>
            <text:p text:style-name="a536" text:class-names="" text:cond-style-name=""><text:span text:style-name="a534" text:class-names="">loading</text:span><text:span text:style-name="a535" text:class-names=""/></text:p>
          </draw:text-box>
          <svg:title/>
          <svg:desc/>
        </draw:frame>
        <draw:custom-shape svg:x="3.56818in" svg:y="3.24549in" svg:width="2.20833in" svg:height="0.56944in" draw:id="id101" draw:style-name="a541" draw:name="Rectangle 11">
          <svg:title/>
          <svg:desc/>
          <text:p text:style-name="a540" text:class-names="" text:cond-style-name=""><text:span text:style-name="a538" text:class-names="">sandbox</text:span><text:span text:style-name="a5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8763in" svg:y="3.25599in" svg:width="2.20833in" svg:height="0.56944in" draw:id="id102" draw:style-name="a546" draw:name="Rectangle 12">
          <svg:title/>
          <svg:desc/>
          <text:p text:style-name="a545" text:class-names="" text:cond-style-name=""><text:span text:style-name="a542" text:class-names="">viewing</text:span><text:span text:style-name="a543" text:class-names="">-challenge</text:span><text:span text:style-name="a5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17235in" svg:y1="2.54054in" draw:start-shape="id96" draw:start-glue-point="2" svg:x2="4.67235in" svg:y2="3.24549in" draw:end-shape="id101" draw:end-glue-point="0" draw:id="id103" draw:style-name="a548" draw:name="Straight Arrow Connector 13">
          <svg:title/>
          <svg:desc/>
        </draw:connector>
        <draw:connector draw:type="line" svg:x1="6.17235in" svg:y1="2.54054in" draw:start-shape="id96" draw:start-glue-point="2" svg:x2="7.49179in" svg:y2="3.25599in" draw:end-shape="id102" draw:end-glue-point="0" draw:id="id104" draw:style-name="a550" draw:name="Straight Arrow Connector 16">
          <svg:title/>
          <svg:desc/>
        </draw:connector>
        <draw:frame draw:id="id105" draw:style-name="a557" draw:name="TextBox 19" svg:x="3.30956in" svg:y="2.6293in" svg:width="2.32975in" svg:height="0.40391in">
          <draw:text-box>
            <text:p text:style-name="a556" text:class-names="" text:cond-style-name=""><text:span text:style-name="a551" text:class-names="">Sandbox</text:span><text:span text:style-name="a552" text:class-names=""><text:s text:c="1"/></text:span><text:span text:style-name="a553" text:class-names="">button</text:span><text:span text:style-name="a554" text:class-names=""><text:s text:c="1"/>click</text:span><text:span text:style-name="a555" text:class-names=""/></text:p>
          </draw:text-box>
          <svg:title/>
          <svg:desc/>
        </draw:frame>
        <draw:connector draw:type="curve" svg:x1="6.34427in" svg:y1="3.64301in" draw:start-shape="id101" draw:start-glue-point="2" svg:x2="4.50043in" svg:y2="2.14301in" draw:end-shape="id96" draw:end-glue-point="0" draw:id="id106" draw:style-name="a559" draw:transform="translate(-5.42235in -2.89301in) rotate(-1.5708) translate(5.42235in 2.89301in)" draw:name="Curved Connector 21">
          <svg:title/>
          <svg:desc/>
        </draw:connector>
        <draw:frame draw:id="id107" draw:style-name="a565" draw:name="TextBox 26" svg:x="2.11511in" svg:y="0.75113in" svg:width="2.02213in" svg:height="0.40391in">
          <draw:text-box>
            <text:p text:style-name="a564" text:class-names="" text:cond-style-name=""><text:span text:style-name="a560" text:class-names="">Reset<text:s text:c="1"/></text:span><text:span text:style-name="a561" text:class-names="">button</text:span><text:span text:style-name="a562" text:class-names=""><text:s text:c="1"/>click</text:span><text:span text:style-name="a563" text:class-names=""/></text:p>
          </draw:text-box>
          <svg:title/>
          <svg:desc/>
        </draw:frame>
        <draw:frame draw:id="id108" draw:style-name="a572" draw:name="TextBox 27" svg:x="6.31881in" svg:y="2.6293in" svg:width="2.59117in" svg:height="0.40391in">
          <draw:text-box>
            <text:p text:style-name="a571" text:class-names="" text:cond-style-name=""><text:span text:style-name="a566" text:class-names="">Load-game</text:span><text:span text:style-name="a567" text:class-names=""><text:s text:c="1"/></text:span><text:span text:style-name="a568" text:class-names="">button</text:span><text:span text:style-name="a569" text:class-names=""><text:s text:c="1"/>click</text:span><text:span text:style-name="a570" text:class-names=""/></text:p>
          </draw:text-box>
          <svg:title/>
          <svg:desc/>
        </draw:frame>
        <draw:custom-shape svg:x="6.38763in" svg:y="4.54088in" svg:width="2.20833in" svg:height="0.56944in" draw:id="id109" draw:style-name="a577" draw:name="Rectangle 28">
          <svg:title/>
          <svg:desc/>
          <text:p text:style-name="a576" text:class-names="" text:cond-style-name=""><text:span text:style-name="a573" text:class-names="">playing</text:span><text:span text:style-name="a574" text:class-names="">-challenge</text:span><text:span text:style-name="a5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49179in" svg:y1="3.82543in" draw:start-shape="id102" draw:start-glue-point="2" svg:x2="7.49179in" svg:y2="4.54088in" draw:end-shape="id109" draw:end-glue-point="0" draw:id="id110" draw:style-name="a579" draw:name="Straight Arrow Connector 30">
          <svg:title/>
          <svg:desc/>
        </draw:connector>
        <draw:frame draw:id="id111" draw:style-name="a585" draw:name="TextBox 31" svg:x="7.49179in" svg:y="3.94909in" svg:width="1.82761in" svg:height="0.40391in">
          <draw:text-box>
            <text:p text:style-name="a584" text:class-names="" text:cond-style-name=""><text:span text:style-name="a580" text:class-names="">my-turn</text:span><text:span text:style-name="a581" text:class-names=""><text:s text:c="1"/>==<text:s text:c="1"/></text:span><text:span text:style-name="a582" text:class-names="">true</text:span><text:span text:style-name="a583" text:class-names=""/></text:p>
          </draw:text-box>
          <svg:title/>
          <svg:desc/>
        </draw:frame>
        <draw:connector draw:type="curve" svg:x1="8.41896in" svg:y1="4.18316in" draw:start-shape="id109" draw:start-glue-point="2" svg:x2="6.56462in" svg:y2="4.19705in" draw:end-shape="id102" draw:end-glue-point="0" draw:id="id112" draw:style-name="a587" draw:transform="translate(-7.49179in -4.1901in) rotate(-1.5708) translate(7.49179in 4.1901in)" draw:name="Curved Connector 32">
          <svg:title/>
          <svg:desc/>
        </draw:connector>
        <draw:frame draw:id="id113" draw:style-name="a597" draw:name="TextBox 39" svg:x="10.44381in" svg:y="3.79762in" svg:width="2.59117in" svg:height="0.70684in">
          <draw:text-box>
            <text:p text:style-name="a592" text:class-names="" text:cond-style-name=""><text:span text:style-name="a588" text:class-names="">Load-game</text:span><text:span text:style-name="a589" text:class-names=""><text:s text:c="1"/></text:span><text:span text:style-name="a590" text:class-names="">button</text:span><text:span text:style-name="a591" text:class-names=""><text:s text:c="1"/>click</text:span></text:p>
            <text:p text:style-name="a596" text:class-names="" text:cond-style-name=""><text:span text:style-name="a593" text:class-names="">Submit</text:span><text:span text:style-name="a594" text:class-names=""><text:s text:c="1"/>Move</text:span><text:span text:style-name="a595" text:class-names=""/></text:p>
          </draw:text-box>
          <svg:title/>
          <svg:desc/>
        </draw:frame>
      </draw:page>
      <draw:page draw:name="Slide5" draw:style-name="a598" draw:master-page-name="Master1-Layout2-obj-Title-and-Content" presentation:presentation-page-layout-name="Master1-PPL2" draw:id="Slide-260">
        <draw:custom-shape svg:x="5.05556in" svg:y="2.25in" svg:width="2.20833in" svg:height="0.58333in" draw:id="id114" draw:style-name="a603" draw:name="Rectangle 3">
          <svg:title/>
          <svg:desc/>
          <text:p text:style-name="a602" text:class-names="" text:cond-style-name=""><text:span text:style-name="a599" text:class-names="">Challenge<text:s text:c="1"/></text:span><text:span text:style-name="a600" text:class-names="">pending</text:span><text:span text:style-name="a6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draw:style-name="a607" draw:name="TextBox 4" svg:x="5.05556in" svg:y="0.15278in" svg:width="2.30872in" svg:height="0.40391in">
          <draw:text-box>
            <text:p text:style-name="a606" text:class-names="" text:cond-style-name=""><text:span text:style-name="a604" text:class-names="">Game state machine</text:span><text:span text:style-name="a605" text:class-names=""/></text:p>
          </draw:text-box>
          <svg:title/>
          <svg:desc/>
        </draw:frame>
        <draw:custom-shape svg:x="5.94444in" svg:y="1.31944in" svg:width="0.43056in" svg:height="0.41667in" draw:id="id116" draw:style-name="a610" draw:name="Oval 1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6.15972in" svg:y1="1.73611in" draw:start-shape="id116" draw:start-glue-point="2" svg:x2="6.15972in" svg:y2="2.25in" draw:end-shape="id114" draw:end-glue-point="0" draw:id="id117" draw:style-name="a612" draw:name="Straight Arrow Connector 5">
          <svg:title/>
          <svg:desc/>
        </draw:connector>
        <draw:custom-shape svg:x="5.05556in" svg:y="3.37274in" svg:width="2.20833in" svg:height="0.58333in" draw:id="id118" draw:style-name="a616" draw:name="Rectangle 7">
          <svg:title/>
          <svg:desc/>
          <text:p text:style-name="a615" text:class-names="" text:cond-style-name=""><text:span text:style-name="a613" text:class-names="">running</text:span><text:span text:style-name="a6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5556in" svg:y="4.52665in" svg:width="2.20833in" svg:height="0.58333in" draw:id="id119" draw:style-name="a620" draw:name="Rectangle 8">
          <svg:title/>
          <svg:desc/>
          <text:p text:style-name="a619" text:class-names="" text:cond-style-name=""><text:span text:style-name="a617" text:class-names="">finished</text:span><text:span text:style-name="a6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15972in" svg:y1="2.83333in" draw:start-shape="id114" draw:start-glue-point="2" svg:x2="6.15972in" svg:y2="3.37274in" draw:end-shape="id118" draw:end-glue-point="0" draw:id="id120" draw:style-name="a622" draw:name="Straight Arrow Connector 10">
          <svg:title/>
          <svg:desc/>
        </draw:connector>
        <draw:connector draw:type="line" svg:x1="6.15972in" svg:y1="3.95608in" draw:start-shape="id118" draw:start-glue-point="2" svg:x2="6.15972in" svg:y2="4.52665in" draw:end-shape="id119" draw:end-glue-point="0" draw:id="id121" draw:style-name="a624" draw:name="Straight Arrow Connector 12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532" svg:viewBox="0 0 20 30" svg:d="m10 0-10 30h20z"/>
    <draw:marker draw:name="a623" svg:viewBox="0 0 20 30" svg:d="m10 0-10 30h20z"/>
    <draw:marker draw:name="a611" svg:viewBox="0 0 20 30" svg:d="m10 0-10 30h20z"/>
    <draw:marker draw:name="a586" svg:viewBox="0 0 20 30" svg:d="m10 0-10 30h20z"/>
    <draw:marker draw:name="a558" svg:viewBox="0 0 20 30" svg:d="m10 0-10 30h20z"/>
    <draw:marker draw:name="a547" svg:viewBox="0 0 20 30" svg:d="m10 0-10 30h20z"/>
    <draw:marker draw:name="a549" svg:viewBox="0 0 20 30" svg:d="m10 0-10 30h20z"/>
    <draw:marker draw:name="a621" svg:viewBox="0 0 20 30" svg:d="m10 0-10 30h20z"/>
    <draw:marker draw:name="a578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ddd</meta:initial-creator>
    <dc:creator>ddd</dc:creator>
    <meta:creation-date>2018-03-05T01:10:09Z</meta:creation-date>
    <dc:date>2018-03-05T15:39:11Z</dc:date>
    <meta:editing-cycles>4</meta:editing-cycles>
    <meta:editing-duration>PT52142S</meta:editing-duration>
    <meta:document-statistic meta:paragraph-count="38" meta:word-count="63"/>
  </office:meta>
</office:document-meta>
</file>